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834cm"/>
    </style:style>
    <style:style style:name="co8" style:family="table-column">
      <style:table-column-properties fo:break-before="auto" style:column-width="0.78cm"/>
    </style:style>
    <style:style style:name="co9" style:family="table-column">
      <style:table-column-properties fo:break-before="auto" style:column-width="4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ffffff" fo:border-left="none" fo:border-right="none" fo:border-top="none"/>
    </style:style>
    <style:style style:name="ce2" style:family="table-cell" style:parent-style-name="Default">
      <style:map style:condition="cell-content()=&quot;y&quot;" style:apply-style-name="Good" style:base-cell-address="Sheet1.C1"/>
    </style:style>
    <style:style style:name="ce3" style:family="table-cell" style:parent-style-name="Default">
      <style:table-cell-properties fo:border-bottom="0.74pt solid #ffffff" fo:border-left="none" fo:border-right="none" fo:border-top="none"/>
      <style:map style:condition="cell-content()=&quot;y&quot;" style:apply-style-name="Good" style:base-cell-address="Sheet1.C1"/>
    </style:style>
    <style:style style:name="ce4" style:family="table-cell" style:parent-style-name="Default">
      <style:table-cell-properties fo:border-bottom="none" fo:border-left="0.74pt solid #ffffff" fo:border-right="none" fo:border-top="none"/>
      <style:map style:condition="cell-content()=&quot;y&quot;" style:apply-style-name="Good" style:base-cell-address="Sheet1.C1"/>
    </style:style>
    <style:style style:name="ce5" style:family="table-cell" style:parent-style-name="Default">
      <style:table-cell-properties fo:border-bottom="0.74pt solid #ffffff" fo:border-left="0.74pt solid #ffffff" fo:border-right="none" fo:border-top="none"/>
      <style:map style:condition="cell-content()=&quot;y&quot;" style:apply-style-name="Good" style:base-cell-address="Sheet1.C1"/>
    </style:style>
    <style:style style:name="ce6" style:family="table-cell" style:parent-style-name="Default">
      <style:table-cell-properties fo:border-bottom="none" fo:border-left="0.74pt solid #ffffff" fo:border-right="none" fo:border-top="none"/>
    </style:style>
    <style:style style:name="ce7" style:family="table-cell" style:parent-style-name="Default">
      <style:table-cell-properties fo:border-bottom="none" fo:border-left="0.74pt solid #ffffff" fo:border-right="none" fo:border-top="none"/>
      <style:map style:condition="cell-content()=&quot;y&quot;" style:apply-style-name="Good" style:base-cell-address="Sheet1.C1"/>
    </style:style>
    <style:style style:name="ce8" style:family="table-cell" style:parent-style-name="Default">
      <style:map style:condition="cell-content()=&quot;y&quot;" style:apply-style-name="Good" style:base-cell-address="Sheet1.C1"/>
    </style:style>
    <style:style style:name="ce9" style:family="table-cell" style:parent-style-name="Default">
      <style:table-cell-properties style:vertical-align="bottom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order-bottom="0.74pt solid #ffffff" fo:border-left="0.74pt solid #ffffff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6" table:default-cell-style-name="ce2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6"/>
        <table:table-column table:style-name="co4" table:number-columns-repeated="16358" table:default-cell-style-name="Default"/>
        <table:table-row table:style-name="ro1">
          <table:table-cell table:number-columns-repeated="4"/>
          <table:table-cell office:value-type="string" calcext:value-type="string">
            <text:p>.text</text:p>
          </table:table-cell>
          <table:table-cell table:number-columns-repeated="2"/>
          <table:table-cell office:value-type="string" calcext:value-type="string">
            <text:p>.rodata</text:p>
          </table:table-cell>
          <table:table-cell table:number-columns-repeated="2"/>
          <table:table-cell office:value-type="string" calcext:value-type="string">
            <text:p>.data</text:p>
          </table:table-cell>
          <table:table-cell table:number-columns-repeated="2"/>
          <table:table-cell office:value-type="string" calcext:value-type="string">
            <text:p>.bss</text:p>
          </table:table-cell>
          <table:table-cell table:number-columns-repeated="2"/>
          <table:table-cell office:value-type="string" calcext:value-type="string">
            <text:p>.sdata</text:p>
          </table:table-cell>
          <table:table-cell table:number-columns-repeated="2"/>
          <table:table-cell office:value-type="string" calcext:value-type="string">
            <text:p>.sbss</text:p>
          </table:table-cell>
          <table:table-cell table:number-columns-repeated="2"/>
          <table:table-cell office:value-type="string" calcext:value-type="string">
            <text:p>.sdata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referenced by debug message?</text:p>
          </table:table-cell>
          <table:table-cell table:style-name="ce3" office:value-type="string" calcext:value-type="string">
            <text:p>present in splits?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5" office:value-type="string" calcext:value-type="string">
            <text:p>start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end</text:p>
          </table:table-cell>
          <table:table-cell table:style-name="ce11" office:value-type="string" calcext:value-type="string">
            <text:p>note</text:p>
          </table:table-cell>
          <table:table-cell table:style-name="ce1" table:number-columns-repeated="16358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Address.c</text:p>
          </table:table-cell>
          <table:table-cell table:number-columns-repeated="2" office:value-type="string" calcext:value-type="string">
            <text:p>y</text:p>
          </table:table-cell>
          <table:table-cell table:style-name="ce6" office:value-type="string" calcext:value-type="string">
            <text:p>800075AC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table:formula="of:=DEC2HEX(HEX2DEC([.E3])+HEX2DEC([.F3]))" office:value-type="string" office:string-value="80007714" calcext:value-type="string">
            <text:p>80007714</text:p>
          </table:table-cell>
          <table:table-cell table:number-columns-repeated="2"/>
          <table:table-cell table:style-name="Default" table:formula="of:=DEC2HEX(HEX2DEC([.H3])+HEX2DEC([.I3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1088</text:p>
          </table:table-cell>
          <table:table-cell table:style-name="Default" office:value-type="string" calcext:value-type="string">
            <text:p>B8</text:p>
          </table:table-cell>
          <table:table-cell table:style-name="Default" table:formula="of:=DEC2HEX(HEX2DEC([.K3])+HEX2DEC([.L3]))" office:value-type="string" office:string-value="802D1140" calcext:value-type="string">
            <text:p>802D1140</text:p>
          </table:table-cell>
          <table:table-cell table:number-columns-repeated="2"/>
          <table:table-cell table:style-name="Default" table:formula="of:=DEC2HEX(HEX2DEC([.N3])+HEX2DEC([.O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])+HEX2DEC([.R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])+HEX2DEC([.U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])+HEX2DEC([.X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Alarm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4])+HEX2DEC([.F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])+HEX2DEC([.I4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1140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table:formula="of:=DEC2HEX(HEX2DEC([.K4])+HEX2DEC([.L4]))" office:value-type="string" office:string-value="802D1490" calcext:value-type="string">
            <text:p>802D1490</text:p>
          </table:table-cell>
          <table:table-cell table:number-columns-repeated="2"/>
          <table:table-cell table:style-name="Default" table:formula="of:=DEC2HEX(HEX2DEC([.N4])+HEX2DEC([.O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])+HEX2DEC([.R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])+HEX2DEC([.U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])+HEX2DEC([.X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Alloc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5])+HEX2DEC([.F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])+HEX2DEC([.I5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1490</text:p>
          </table:table-cell>
          <table:table-cell table:style-name="Default" office:value-type="string" calcext:value-type="string">
            <text:p>AB8</text:p>
          </table:table-cell>
          <table:table-cell table:style-name="Default" table:formula="of:=DEC2HEX(HEX2DEC([.K5])+HEX2DEC([.L5]))" office:value-type="string" office:string-value="802D1F48" calcext:value-type="string">
            <text:p>802D1F48</text:p>
          </table:table-cell>
          <table:table-cell table:number-columns-repeated="2"/>
          <table:table-cell table:style-name="Default" table:formula="of:=DEC2HEX(HEX2DEC([.N5])+HEX2DEC([.O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])+HEX2DEC([.R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])+HEX2DEC([.U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])+HEX2DEC([.X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Arena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6])+HEX2DEC([.F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])+HEX2DEC([.I6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1F48</text:p>
          </table:table-cell>
          <table:table-cell table:style-name="Default" office:value-type="string" calcext:value-type="string">
            <text:p>D0</text:p>
          </table:table-cell>
          <table:table-cell table:style-name="Default" table:formula="of:=DEC2HEX(HEX2DEC([.K6])+HEX2DEC([.L6]))" office:value-type="string" office:string-value="802D2018" calcext:value-type="string">
            <text:p>802D2018</text:p>
          </table:table-cell>
          <table:table-cell table:number-columns-repeated="2"/>
          <table:table-cell table:style-name="Default" table:formula="of:=DEC2HEX(HEX2DEC([.N6])+HEX2DEC([.O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])+HEX2DEC([.R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])+HEX2DEC([.U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])+HEX2DEC([.X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AudioSystem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7])+HEX2DEC([.F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])+HEX2DEC([.I7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2018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table:formula="of:=DEC2HEX(HEX2DEC([.K7])+HEX2DEC([.L7]))" office:value-type="string" office:string-value="802D2170" calcext:value-type="string">
            <text:p>802D2170</text:p>
          </table:table-cell>
          <table:table-cell table:number-columns-repeated="2"/>
          <table:table-cell table:style-name="Default" table:formula="of:=DEC2HEX(HEX2DEC([.N7])+HEX2DEC([.O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])+HEX2DEC([.R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])+HEX2DEC([.U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])+HEX2DEC([.X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Cache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8])+HEX2DEC([.F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])+HEX2DEC([.I8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2170</text:p>
          </table:table-cell>
          <table:table-cell table:style-name="Default" office:value-type="string" calcext:value-type="string">
            <text:p>1A0</text:p>
          </table:table-cell>
          <table:table-cell table:style-name="Default" table:formula="of:=DEC2HEX(HEX2DEC([.K8])+HEX2DEC([.L8]))" office:value-type="string" office:string-value="802D2310" calcext:value-type="string">
            <text:p>802D2310</text:p>
          </table:table-cell>
          <table:table-cell table:number-columns-repeated="2"/>
          <table:table-cell table:style-name="Default" table:formula="of:=DEC2HEX(HEX2DEC([.N8])+HEX2DEC([.O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])+HEX2DEC([.R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])+HEX2DEC([.U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])+HEX2DEC([.X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Error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9])+HEX2DEC([.F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])+HEX2DEC([.I9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231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formula="of:=DEC2HEX(HEX2DEC([.K9])+HEX2DEC([.L9]))" office:value-type="string" office:string-value="802D2950" calcext:value-type="string">
            <text:p>802D2950</text:p>
          </table:table-cell>
          <table:table-cell table:number-columns-repeated="2"/>
          <table:table-cell table:style-name="Default" table:formula="of:=DEC2HEX(HEX2DEC([.N9])+HEX2DEC([.O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])+HEX2DEC([.R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])+HEX2DEC([.U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])+HEX2DEC([.X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Exi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0])+HEX2DEC([.F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])+HEX2DEC([.I10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2950</text:p>
          </table:table-cell>
          <table:table-cell table:style-name="Default" office:value-type="string" calcext:value-type="string">
            <text:p>2D8</text:p>
          </table:table-cell>
          <table:table-cell table:style-name="Default" table:formula="of:=DEC2HEX(HEX2DEC([.K10])+HEX2DEC([.L10]))" office:value-type="string" office:string-value="802D2C28" calcext:value-type="string">
            <text:p>802D2C28</text:p>
          </table:table-cell>
          <table:table-cell table:number-columns-repeated="2"/>
          <table:table-cell table:style-name="Default" table:formula="of:=DEC2HEX(HEX2DEC([.N10])+HEX2DEC([.O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])+HEX2DEC([.R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])+HEX2DEC([.U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])+HEX2DEC([.X1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Interrupt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1])+HEX2DEC([.F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])+HEX2DEC([.I11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2C28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table:formula="of:=DEC2HEX(HEX2DEC([.K11])+HEX2DEC([.L11]))" office:value-type="string" office:string-value="802D3078" calcext:value-type="string">
            <text:p>802D3078</text:p>
          </table:table-cell>
          <table:table-cell table:number-columns-repeated="2"/>
          <table:table-cell table:style-name="Default" table:formula="of:=DEC2HEX(HEX2DEC([.N11])+HEX2DEC([.O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])+HEX2DEC([.R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])+HEX2DEC([.U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])+HEX2DEC([.X1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Mutex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2])+HEX2DEC([.F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])+HEX2DEC([.I12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307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formula="of:=DEC2HEX(HEX2DEC([.K12])+HEX2DEC([.L12]))" office:value-type="string" office:string-value="802D30B0" calcext:value-type="string">
            <text:p>802D30B0</text:p>
          </table:table-cell>
          <table:table-cell table:number-columns-repeated="2"/>
          <table:table-cell table:style-name="Default" table:formula="of:=DEC2HEX(HEX2DEC([.N12])+HEX2DEC([.O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])+HEX2DEC([.R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])+HEX2DEC([.U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])+HEX2DEC([.X1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Reset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3])+HEX2DEC([.F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])+HEX2DEC([.I13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30B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formula="of:=DEC2HEX(HEX2DEC([.K13])+HEX2DEC([.L13]))" office:value-type="string" office:string-value="802D30D8" calcext:value-type="string">
            <text:p>802D30D8</text:p>
          </table:table-cell>
          <table:table-cell table:number-columns-repeated="2"/>
          <table:table-cell table:style-name="Default" table:formula="of:=DEC2HEX(HEX2DEC([.N13])+HEX2DEC([.O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])+HEX2DEC([.R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])+HEX2DEC([.U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])+HEX2DEC([.X1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Rtc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4])+HEX2DEC([.F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])+HEX2DEC([.I14]))" office:value-type="string" office:string-value="0" calcext:value-type="string">
            <text:p>0</text:p>
          </table:table-cell>
          <table:table-cell table:style-name="ce9" office:value-type="string" calcext:value-type="string">
            <text:p>802D30D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formula="of:=DEC2HEX(HEX2DEC([.K14])+HEX2DEC([.L14]))" office:value-type="string" office:string-value="802D3130" calcext:value-type="string">
            <text:p>802D3130</text:p>
          </table:table-cell>
          <table:table-cell table:number-columns-repeated="2"/>
          <table:table-cell table:style-name="Default" table:formula="of:=DEC2HEX(HEX2DEC([.N14])+HEX2DEC([.O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])+HEX2DEC([.R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])+HEX2DEC([.U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])+HEX2DEC([.X1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Serial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5])+HEX2DEC([.F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])+HEX2DEC([.I15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313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formula="of:=DEC2HEX(HEX2DEC([.K15])+HEX2DEC([.L15]))" office:value-type="string" office:string-value="802D3430" calcext:value-type="string">
            <text:p>802D3430</text:p>
          </table:table-cell>
          <table:table-cell table:number-columns-repeated="2"/>
          <table:table-cell table:style-name="Default" table:formula="of:=DEC2HEX(HEX2DEC([.N15])+HEX2DEC([.O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])+HEX2DEC([.R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])+HEX2DEC([.U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])+HEX2DEC([.X1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os/</text:p>
          </table:table-cell>
          <table:table-cell office:value-type="string" calcext:value-type="string">
            <text:p>OSThread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6])+HEX2DEC([.F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])+HEX2DEC([.I16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3430</text:p>
          </table:table-cell>
          <table:table-cell table:style-name="Default" office:value-type="string" calcext:value-type="string">
            <text:p>E50</text:p>
          </table:table-cell>
          <table:table-cell table:style-name="Default" table:formula="of:=DEC2HEX(HEX2DEC([.K16])+HEX2DEC([.L16]))" office:value-type="string" office:string-value="802D4280" calcext:value-type="string">
            <text:p>802D4280</text:p>
          </table:table-cell>
          <table:table-cell table:number-columns-repeated="2"/>
          <table:table-cell table:style-name="Default" table:formula="of:=DEC2HEX(HEX2DEC([.N16])+HEX2DEC([.O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])+HEX2DEC([.R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])+HEX2DEC([.U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])+HEX2DEC([.X1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mtx/</text:p>
          </table:table-cell>
          <table:table-cell office:value-type="string" calcext:value-type="string">
            <text:p>mtx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7])+HEX2DEC([.F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])+HEX2DEC([.I17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4280</text:p>
          </table:table-cell>
          <table:table-cell table:style-name="Default" office:value-type="string" calcext:value-type="string">
            <text:p>7B8</text:p>
          </table:table-cell>
          <table:table-cell table:style-name="Default" table:formula="of:=DEC2HEX(HEX2DEC([.K17])+HEX2DEC([.L17]))" office:value-type="string" office:string-value="802D4A38" calcext:value-type="string">
            <text:p>802D4A38</text:p>
          </table:table-cell>
          <table:table-cell table:number-columns-repeated="2"/>
          <table:table-cell table:style-name="Default" table:formula="of:=DEC2HEX(HEX2DEC([.N17])+HEX2DEC([.O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])+HEX2DEC([.R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])+HEX2DEC([.U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])+HEX2DEC([.X1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mtx/</text:p>
          </table:table-cell>
          <table:table-cell office:value-type="string" calcext:value-type="string">
            <text:p>mtxvec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8])+HEX2DEC([.F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])+HEX2DEC([.I18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4A38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table:formula="of:=DEC2HEX(HEX2DEC([.K18])+HEX2DEC([.L18]))" office:value-type="string" office:string-value="802D4F58" calcext:value-type="string">
            <text:p>802D4F58</text:p>
          </table:table-cell>
          <table:table-cell table:number-columns-repeated="2"/>
          <table:table-cell table:style-name="Default" table:formula="of:=DEC2HEX(HEX2DEC([.N18])+HEX2DEC([.O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])+HEX2DEC([.R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])+HEX2DEC([.U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])+HEX2DEC([.X1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dvd/</text:p>
          </table:table-cell>
          <table:table-cell office:value-type="string" calcext:value-type="string">
            <text:p>dvdlow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19])+HEX2DEC([.F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])+HEX2DEC([.I19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4F58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table:formula="of:=DEC2HEX(HEX2DEC([.K19])+HEX2DEC([.L19]))" office:value-type="string" office:string-value="802D50E8" calcext:value-type="string">
            <text:p>802D50E8</text:p>
          </table:table-cell>
          <table:table-cell table:number-columns-repeated="2"/>
          <table:table-cell table:style-name="Default" table:formula="of:=DEC2HEX(HEX2DEC([.N19])+HEX2DEC([.O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])+HEX2DEC([.R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])+HEX2DEC([.U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])+HEX2DEC([.X1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dvd/</text:p>
          </table:table-cell>
          <table:table-cell office:value-type="string" calcext:value-type="string">
            <text:p>dvd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0])+HEX2DEC([.F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])+HEX2DEC([.I20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50E8</text:p>
          </table:table-cell>
          <table:table-cell table:style-name="Default" office:value-type="float" office:value="1658" calcext:value-type="float">
            <text:p>1658</text:p>
          </table:table-cell>
          <table:table-cell table:style-name="Default" table:formula="of:=DEC2HEX(HEX2DEC([.K20])+HEX2DEC([.L20]))" office:value-type="string" office:string-value="802D6740" calcext:value-type="string">
            <text:p>802D6740</text:p>
          </table:table-cell>
          <table:table-cell table:number-columns-repeated="2"/>
          <table:table-cell table:style-name="Default" table:formula="of:=DEC2HEX(HEX2DEC([.N20])+HEX2DEC([.O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])+HEX2DEC([.R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])+HEX2DEC([.U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])+HEX2DEC([.X2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dvd/</text:p>
          </table:table-cell>
          <table:table-cell office:value-type="string" calcext:value-type="string">
            <text:p>dvdqueue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1])+HEX2DEC([.F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])+HEX2DEC([.I21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6740</text:p>
          </table:table-cell>
          <table:table-cell table:style-name="Default" office:value-type="string" calcext:value-type="string">
            <text:p>A0</text:p>
          </table:table-cell>
          <table:table-cell table:style-name="Default" table:formula="of:=DEC2HEX(HEX2DEC([.K21])+HEX2DEC([.L21]))" office:value-type="string" office:string-value="802D67E0" calcext:value-type="string">
            <text:p>802D67E0</text:p>
          </table:table-cell>
          <table:table-cell table:number-columns-repeated="2"/>
          <table:table-cell table:style-name="Default" table:formula="of:=DEC2HEX(HEX2DEC([.N21])+HEX2DEC([.O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])+HEX2DEC([.R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])+HEX2DEC([.U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])+HEX2DEC([.X2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vi/</text:p>
          </table:table-cell>
          <table:table-cell office:value-type="string" calcext:value-type="string">
            <text:p>vi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2])+HEX2DEC([.F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])+HEX2DEC([.I22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67E0</text:p>
          </table:table-cell>
          <table:table-cell table:style-name="Default" office:value-type="string" calcext:value-type="string">
            <text:p>5B0</text:p>
          </table:table-cell>
          <table:table-cell table:style-name="Default" table:formula="of:=DEC2HEX(HEX2DEC([.K22])+HEX2DEC([.L22]))" office:value-type="string" office:string-value="802D6D90" calcext:value-type="string">
            <text:p>802D6D90</text:p>
          </table:table-cell>
          <table:table-cell table:number-columns-repeated="2"/>
          <table:table-cell table:style-name="Default" table:formula="of:=DEC2HEX(HEX2DEC([.N22])+HEX2DEC([.O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])+HEX2DEC([.R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])+HEX2DEC([.U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])+HEX2DEC([.X2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pad/</text:p>
          </table:table-cell>
          <table:table-cell office:value-type="string" calcext:value-type="string">
            <text:p>Pad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3])+HEX2DEC([.F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])+HEX2DEC([.I23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6D90</text:p>
          </table:table-cell>
          <table:table-cell table:style-name="Default" office:value-type="string" calcext:value-type="string">
            <text:p>3B0</text:p>
          </table:table-cell>
          <table:table-cell table:style-name="Default" table:formula="of:=DEC2HEX(HEX2DEC([.K23])+HEX2DEC([.L23]))" office:value-type="string" office:string-value="802D7140" calcext:value-type="string">
            <text:p>802D7140</text:p>
          </table:table-cell>
          <table:table-cell table:number-columns-repeated="2"/>
          <table:table-cell table:style-name="Default" table:formula="of:=DEC2HEX(HEX2DEC([.N23])+HEX2DEC([.O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])+HEX2DEC([.R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])+HEX2DEC([.U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])+HEX2DEC([.X2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ai/</text:p>
          </table:table-cell>
          <table:table-cell office:value-type="string" calcext:value-type="string">
            <text:p>ai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4])+HEX2DEC([.F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])+HEX2DEC([.I24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140</text:p>
          </table:table-cell>
          <table:table-cell table:style-name="Default" office:value-type="string" calcext:value-type="string">
            <text:p>F0</text:p>
          </table:table-cell>
          <table:table-cell table:style-name="Default" table:formula="of:=DEC2HEX(HEX2DEC([.K24])+HEX2DEC([.L24]))" office:value-type="string" office:string-value="802D7230" calcext:value-type="string">
            <text:p>802D7230</text:p>
          </table:table-cell>
          <table:table-cell table:number-columns-repeated="2"/>
          <table:table-cell table:style-name="Default" table:formula="of:=DEC2HEX(HEX2DEC([.N24])+HEX2DEC([.O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])+HEX2DEC([.R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])+HEX2DEC([.U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])+HEX2DEC([.X2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ar/</text:p>
          </table:table-cell>
          <table:table-cell office:value-type="string" calcext:value-type="string">
            <text:p>ar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5])+HEX2DEC([.F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])+HEX2DEC([.I25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230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table:formula="of:=DEC2HEX(HEX2DEC([.K25])+HEX2DEC([.L25]))" office:value-type="string" office:string-value="802D7490" calcext:value-type="string">
            <text:p>802D7490</text:p>
          </table:table-cell>
          <table:table-cell table:number-columns-repeated="2"/>
          <table:table-cell table:style-name="Default" table:formula="of:=DEC2HEX(HEX2DEC([.N25])+HEX2DEC([.O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])+HEX2DEC([.R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])+HEX2DEC([.U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])+HEX2DEC([.X2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ar/</text:p>
          </table:table-cell>
          <table:table-cell office:value-type="string" calcext:value-type="string">
            <text:p>arq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6])+HEX2DEC([.F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])+HEX2DEC([.I26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490</text:p>
          </table:table-cell>
          <table:table-cell table:style-name="Default" office:value-type="string" calcext:value-type="string">
            <text:p>F8</text:p>
          </table:table-cell>
          <table:table-cell table:style-name="Default" table:formula="of:=DEC2HEX(HEX2DEC([.K26])+HEX2DEC([.L26]))" office:value-type="string" office:string-value="802D7588" calcext:value-type="string">
            <text:p>802D7588</text:p>
          </table:table-cell>
          <table:table-cell table:number-columns-repeated="2"/>
          <table:table-cell table:style-name="Default" table:formula="of:=DEC2HEX(HEX2DEC([.N26])+HEX2DEC([.O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])+HEX2DEC([.R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])+HEX2DEC([.U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])+HEX2DEC([.X2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dsp/</text:p>
          </table:table-cell>
          <table:table-cell office:value-type="string" calcext:value-type="string">
            <text:p>dsp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7])+HEX2DEC([.F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])+HEX2DEC([.I27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58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formula="of:=DEC2HEX(HEX2DEC([.K27])+HEX2DEC([.L27]))" office:value-type="string" office:string-value="802D75C0" calcext:value-type="string">
            <text:p>802D75C0</text:p>
          </table:table-cell>
          <table:table-cell table:number-columns-repeated="2"/>
          <table:table-cell table:style-name="Default" table:formula="of:=DEC2HEX(HEX2DEC([.N27])+HEX2DEC([.O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])+HEX2DEC([.R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])+HEX2DEC([.U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])+HEX2DEC([.X2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dsp/</text:p>
          </table:table-cell>
          <table:table-cell office:value-type="string" calcext:value-type="string">
            <text:p>dsp_task.c</text:p>
          </table:table-cell>
          <table:table-cell table:number-columns-repeated="2" office:value-type="string" calcext:value-type="string">
            <text:p>y</text:p>
          </table:table-cell>
          <table:table-cell table:style-name="ce7"/>
          <table:table-cell table:style-name="ce8"/>
          <table:table-cell table:style-name="Default" table:formula="of:=DEC2HEX(HEX2DEC([.E28])+HEX2DEC([.F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])+HEX2DEC([.I28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5C0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 table:formula="of:=DEC2HEX(HEX2DEC([.K28])+HEX2DEC([.L28]))" office:value-type="string" office:string-value="802D7948" calcext:value-type="string">
            <text:p>802D7948</text:p>
          </table:table-cell>
          <table:table-cell table:number-columns-repeated="2"/>
          <table:table-cell table:style-name="Default" table:formula="of:=DEC2HEX(HEX2DEC([.N28])+HEX2DEC([.O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])+HEX2DEC([.R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])+HEX2DEC([.U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])+HEX2DEC([.X2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Init.c</text:p>
          </table:table-cell>
          <table:table-cell table:number-columns-repeated="2" office:value-type="string" calcext:value-type="string">
            <text:p>y</text:p>
          </table:table-cell>
          <table:table-cell table:style-name="ce6" office:value-type="string" calcext:value-type="string">
            <text:p>8001AFFC</text:p>
          </table:table-cell>
          <table:table-cell table:style-name="Default" office:value-type="float" office:value="1338" calcext:value-type="float">
            <text:p>1338</text:p>
          </table:table-cell>
          <table:table-cell table:style-name="Default" table:formula="of:=DEC2HEX(HEX2DEC([.E29])+HEX2DEC([.F29]))" office:value-type="string" office:string-value="8001C334" calcext:value-type="string">
            <text:p>8001C334</text:p>
          </table:table-cell>
          <table:table-cell table:number-columns-repeated="2"/>
          <table:table-cell table:style-name="Default" table:formula="of:=DEC2HEX(HEX2DEC([.H29])+HEX2DEC([.I29]))" office:value-type="string" office:string-value="0" calcext:value-type="string">
            <text:p>0</text:p>
          </table:table-cell>
          <table:table-cell table:style-name="Default" office:value-type="string" calcext:value-type="string">
            <text:p>802D794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formula="of:=DEC2HEX(HEX2DEC([.K29])+HEX2DEC([.L29]))" office:value-type="string" office:string-value="802D79B8" calcext:value-type="string">
            <text:p>802D79B8</text:p>
          </table:table-cell>
          <table:table-cell table:number-columns-repeated="2"/>
          <table:table-cell table:style-name="Default" table:formula="of:=DEC2HEX(HEX2DEC([.N29])+HEX2DEC([.O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])+HEX2DEC([.R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])+HEX2DEC([.U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])+HEX2DEC([.X2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Fifo.c</text:p>
          </table:table-cell>
          <table:table-cell table:number-columns-repeated="2" office:value-type="string" calcext:value-type="string">
            <text:p>y</text:p>
          </table:table-cell>
          <table:table-cell table:style-name="ce6" office:value-type="string" calcext:value-type="string">
            <text:p>8001C334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table:formula="of:=DEC2HEX(HEX2DEC([.E30])+HEX2DEC([.F30]))" office:value-type="string" office:string-value="8001D494" calcext:value-type="string">
            <text:p>8001D494</text:p>
          </table:table-cell>
          <table:table-cell table:number-columns-repeated="2"/>
          <table:table-cell table:style-name="Default" table:formula="of:=DEC2HEX(HEX2DEC([.H30])+HEX2DEC([.I30]))" office:value-type="string" office:string-value="0" calcext:value-type="string">
            <text:p>0</text:p>
          </table:table-cell>
          <table:table-cell table:style-name="ce6" office:value-type="string" calcext:value-type="string">
            <text:p>802D79B8</text:p>
          </table:table-cell>
          <table:table-cell table:style-name="Default" office:value-type="string" calcext:value-type="string">
            <text:p>5A8</text:p>
          </table:table-cell>
          <table:table-cell table:style-name="Default" table:formula="of:=DEC2HEX(HEX2DEC([.K30])+HEX2DEC([.L30]))" office:value-type="string" office:string-value="802D7F60" calcext:value-type="string">
            <text:p>802D7F60</text:p>
          </table:table-cell>
          <table:table-cell table:number-columns-repeated="2"/>
          <table:table-cell table:style-name="Default" table:formula="of:=DEC2HEX(HEX2DEC([.N30])+HEX2DEC([.O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])+HEX2DEC([.R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])+HEX2DEC([.U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])+HEX2DEC([.X3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Attr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1])+HEX2DEC([.F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])+HEX2DEC([.I31]))" office:value-type="string" office:string-value="0" calcext:value-type="string">
            <text:p>0</text:p>
          </table:table-cell>
          <table:table-cell table:style-name="ce6" office:value-type="string" calcext:value-type="string">
            <text:p>802D7F60</text:p>
          </table:table-cell>
          <table:table-cell table:style-name="Default" office:value-type="string" calcext:value-type="string">
            <text:p>6D8</text:p>
          </table:table-cell>
          <table:table-cell table:style-name="Default" table:formula="of:=DEC2HEX(HEX2DEC([.K31])+HEX2DEC([.L31]))" office:value-type="string" office:string-value="802D8638" calcext:value-type="string">
            <text:p>802D8638</text:p>
          </table:table-cell>
          <table:table-cell table:number-columns-repeated="2"/>
          <table:table-cell table:style-name="Default" table:formula="of:=DEC2HEX(HEX2DEC([.N31])+HEX2DEC([.O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])+HEX2DEC([.R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])+HEX2DEC([.U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])+HEX2DEC([.X3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Misc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2])+HEX2DEC([.F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])+HEX2DEC([.I32]))" office:value-type="string" office:string-value="0" calcext:value-type="string">
            <text:p>0</text:p>
          </table:table-cell>
          <table:table-cell table:style-name="ce6" office:value-type="string" calcext:value-type="string">
            <text:p>802D863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table:formula="of:=DEC2HEX(HEX2DEC([.K32])+HEX2DEC([.L32]))" office:value-type="string" office:string-value="802D8A98" calcext:value-type="string">
            <text:p>802D8A98</text:p>
          </table:table-cell>
          <table:table-cell table:number-columns-repeated="2"/>
          <table:table-cell table:style-name="Default" table:formula="of:=DEC2HEX(HEX2DEC([.N32])+HEX2DEC([.O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])+HEX2DEC([.R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])+HEX2DEC([.U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])+HEX2DEC([.X3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Geometry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3])+HEX2DEC([.F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])+HEX2DEC([.I33]))" office:value-type="string" office:string-value="0" calcext:value-type="string">
            <text:p>0</text:p>
          </table:table-cell>
          <table:table-cell table:style-name="ce6" office:value-type="string" calcext:value-type="string">
            <text:p>802D8A98</text:p>
          </table:table-cell>
          <table:table-cell table:style-name="Default" office:value-type="string" calcext:value-type="string">
            <text:p>7A0</text:p>
          </table:table-cell>
          <table:table-cell table:style-name="Default" table:formula="of:=DEC2HEX(HEX2DEC([.K33])+HEX2DEC([.L33]))" office:value-type="string" office:string-value="802D9238" calcext:value-type="string">
            <text:p>802D9238</text:p>
          </table:table-cell>
          <table:table-cell table:number-columns-repeated="2"/>
          <table:table-cell table:style-name="Default" table:formula="of:=DEC2HEX(HEX2DEC([.N33])+HEX2DEC([.O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])+HEX2DEC([.R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])+HEX2DEC([.U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])+HEX2DEC([.X3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FrameBuf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4])+HEX2DEC([.F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])+HEX2DEC([.I34]))" office:value-type="string" office:string-value="0" calcext:value-type="string">
            <text:p>0</text:p>
          </table:table-cell>
          <table:table-cell table:style-name="ce6" office:value-type="string" calcext:value-type="string">
            <text:p>802D9238</text:p>
          </table:table-cell>
          <table:table-cell table:style-name="Default" office:value-type="string" calcext:value-type="string">
            <text:p>6D0</text:p>
          </table:table-cell>
          <table:table-cell table:style-name="Default" table:formula="of:=DEC2HEX(HEX2DEC([.K34])+HEX2DEC([.L34]))" office:value-type="string" office:string-value="802D9908" calcext:value-type="string">
            <text:p>802D9908</text:p>
          </table:table-cell>
          <table:table-cell table:number-columns-repeated="2"/>
          <table:table-cell table:style-name="Default" table:formula="of:=DEC2HEX(HEX2DEC([.N34])+HEX2DEC([.O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])+HEX2DEC([.R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])+HEX2DEC([.U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])+HEX2DEC([.X3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Light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5])+HEX2DEC([.F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])+HEX2DEC([.I35]))" office:value-type="string" office:string-value="0" calcext:value-type="string">
            <text:p>0</text:p>
          </table:table-cell>
          <table:table-cell table:style-name="ce6" office:value-type="string" calcext:value-type="string">
            <text:p>802D9908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table:formula="of:=DEC2HEX(HEX2DEC([.K35])+HEX2DEC([.L35]))" office:value-type="string" office:string-value="802D9EA0" calcext:value-type="string">
            <text:p>802D9EA0</text:p>
          </table:table-cell>
          <table:table-cell table:number-columns-repeated="2"/>
          <table:table-cell table:style-name="Default" table:formula="of:=DEC2HEX(HEX2DEC([.N35])+HEX2DEC([.O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])+HEX2DEC([.R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])+HEX2DEC([.U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])+HEX2DEC([.X3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Textur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6])+HEX2DEC([.F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])+HEX2DEC([.I36]))" office:value-type="string" office:string-value="0" calcext:value-type="string">
            <text:p>0</text:p>
          </table:table-cell>
          <table:table-cell table:style-name="ce6" office:value-type="string" calcext:value-type="string">
            <text:p>802D9EA0</text:p>
          </table:table-cell>
          <table:table-cell table:style-name="Default" office:value-type="string" calcext:value-type="string">
            <text:p>A48</text:p>
          </table:table-cell>
          <table:table-cell table:style-name="Default" table:formula="of:=DEC2HEX(HEX2DEC([.K36])+HEX2DEC([.L36]))" office:value-type="string" office:string-value="802DA8E8" calcext:value-type="string">
            <text:p>802DA8E8</text:p>
          </table:table-cell>
          <table:table-cell table:number-columns-repeated="2"/>
          <table:table-cell table:style-name="Default" table:formula="of:=DEC2HEX(HEX2DEC([.N36])+HEX2DEC([.O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])+HEX2DEC([.R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])+HEX2DEC([.U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])+HEX2DEC([.X3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Bump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7])+HEX2DEC([.F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7])+HEX2DEC([.I37]))" office:value-type="string" office:string-value="0" calcext:value-type="string">
            <text:p>0</text:p>
          </table:table-cell>
          <table:table-cell table:style-name="ce6" office:value-type="string" calcext:value-type="string">
            <text:p>802DA8E8</text:p>
          </table:table-cell>
          <table:table-cell table:style-name="Default" office:value-type="string" calcext:value-type="string">
            <text:p>AB0</text:p>
          </table:table-cell>
          <table:table-cell table:style-name="Default" table:formula="of:=DEC2HEX(HEX2DEC([.K37])+HEX2DEC([.L37]))" office:value-type="string" office:string-value="802DB398" calcext:value-type="string">
            <text:p>802DB398</text:p>
          </table:table-cell>
          <table:table-cell table:number-columns-repeated="2"/>
          <table:table-cell table:style-name="Default" table:formula="of:=DEC2HEX(HEX2DEC([.N37])+HEX2DEC([.O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7])+HEX2DEC([.R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7])+HEX2DEC([.U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7])+HEX2DEC([.X3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Pixel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8])+HEX2DEC([.F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8])+HEX2DEC([.I38]))" office:value-type="string" office:string-value="0" calcext:value-type="string">
            <text:p>0</text:p>
          </table:table-cell>
          <table:table-cell table:style-name="ce6" office:value-type="string" calcext:value-type="string">
            <text:p>802DB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DEC2HEX(HEX2DEC([.K38])+HEX2DEC([.L38]))" office:value-type="string" office:string-value="802DB398" calcext:value-type="string">
            <text:p>802DB398</text:p>
          </table:table-cell>
          <table:table-cell table:number-columns-repeated="2"/>
          <table:table-cell table:style-name="Default" table:formula="of:=DEC2HEX(HEX2DEC([.N38])+HEX2DEC([.O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8])+HEX2DEC([.R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8])+HEX2DEC([.U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8])+HEX2DEC([.X3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Draw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39])+HEX2DEC([.F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9])+HEX2DEC([.I39]))" office:value-type="string" office:string-value="0" calcext:value-type="string">
            <text:p>0</text:p>
          </table:table-cell>
          <table:table-cell table:style-name="ce6" office:value-type="string" calcext:value-type="string">
            <text:p>802DB7B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formula="of:=DEC2HEX(HEX2DEC([.K39])+HEX2DEC([.L39]))" office:value-type="string" office:string-value="802DB810" calcext:value-type="string">
            <text:p>802DB810</text:p>
          </table:table-cell>
          <table:table-cell table:number-columns-repeated="2"/>
          <table:table-cell table:style-name="Default" table:formula="of:=DEC2HEX(HEX2DEC([.N39])+HEX2DEC([.O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9])+HEX2DEC([.R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9])+HEX2DEC([.U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9])+HEX2DEC([.X3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DisplayList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0])+HEX2DEC([.F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0])+HEX2DEC([.I40]))" office:value-type="string" office:string-value="0" calcext:value-type="string">
            <text:p>0</text:p>
          </table:table-cell>
          <table:table-cell table:style-name="ce6" office:value-type="string" calcext:value-type="string">
            <text:p>802DB810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table:formula="of:=DEC2HEX(HEX2DEC([.K40])+HEX2DEC([.L40]))" office:value-type="string" office:string-value="802DBA70" calcext:value-type="string">
            <text:p>802DBA70</text:p>
          </table:table-cell>
          <table:table-cell table:number-columns-repeated="2"/>
          <table:table-cell table:style-name="Default" table:formula="of:=DEC2HEX(HEX2DEC([.N40])+HEX2DEC([.O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0])+HEX2DEC([.R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0])+HEX2DEC([.U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0])+HEX2DEC([.X4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Transform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1])+HEX2DEC([.F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1])+HEX2DEC([.I41]))" office:value-type="string" office:string-value="0" calcext:value-type="string">
            <text:p>0</text:p>
          </table:table-cell>
          <table:table-cell table:style-name="ce6" office:value-type="string" calcext:value-type="string">
            <text:p>802DBA70</text:p>
          </table:table-cell>
          <table:table-cell table:style-name="Default" office:value-type="string" calcext:value-type="string">
            <text:p>3AB0</text:p>
          </table:table-cell>
          <table:table-cell table:style-name="Default" table:formula="of:=DEC2HEX(HEX2DEC([.K41])+HEX2DEC([.L41]))" office:value-type="string" office:string-value="802DF520" calcext:value-type="string">
            <text:p>802DF520</text:p>
          </table:table-cell>
          <table:table-cell table:number-columns-repeated="2"/>
          <table:table-cell table:style-name="Default" table:formula="of:=DEC2HEX(HEX2DEC([.N41])+HEX2DEC([.O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1])+HEX2DEC([.R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1])+HEX2DEC([.U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1])+HEX2DEC([.X4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gx/</text:p>
          </table:table-cell>
          <table:table-cell office:value-type="string" calcext:value-type="string">
            <text:p>GXPerf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2])+HEX2DEC([.F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2])+HEX2DEC([.I42]))" office:value-type="string" office:string-value="0" calcext:value-type="string">
            <text:p>0</text:p>
          </table:table-cell>
          <table:table-cell table:style-name="ce6" office:value-type="string" calcext:value-type="string">
            <text:p>802DF520</text:p>
          </table:table-cell>
          <table:table-cell table:style-name="Default" office:value-type="string" calcext:value-type="string">
            <text:p>2A0</text:p>
          </table:table-cell>
          <table:table-cell table:style-name="Default" table:formula="of:=DEC2HEX(HEX2DEC([.K42])+HEX2DEC([.L42]))" office:value-type="string" office:string-value="802DF7C0" calcext:value-type="string">
            <text:p>802DF7C0</text:p>
          </table:table-cell>
          <table:table-cell table:number-columns-repeated="2"/>
          <table:table-cell table:style-name="Default" table:formula="of:=DEC2HEX(HEX2DEC([.N42])+HEX2DEC([.O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2])+HEX2DEC([.R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2])+HEX2DEC([.U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2])+HEX2DEC([.X4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Bios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3])+HEX2DEC([.F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3])+HEX2DEC([.I43]))" office:value-type="string" office:string-value="0" calcext:value-type="string">
            <text:p>0</text:p>
          </table:table-cell>
          <table:table-cell table:style-name="ce6" office:value-type="string" calcext:value-type="string">
            <text:p>802DF7C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table:formula="of:=DEC2HEX(HEX2DEC([.K43])+HEX2DEC([.L43]))" office:value-type="string" office:string-value="802DFB20" calcext:value-type="string">
            <text:p>802DFB20</text:p>
          </table:table-cell>
          <table:table-cell table:number-columns-repeated="2"/>
          <table:table-cell table:style-name="Default" table:formula="of:=DEC2HEX(HEX2DEC([.N43])+HEX2DEC([.O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3])+HEX2DEC([.R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3])+HEX2DEC([.U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3])+HEX2DEC([.X4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Unlock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4])+HEX2DEC([.F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4])+HEX2DEC([.I44]))" office:value-type="string" office:string-value="0" calcext:value-type="string">
            <text:p>0</text:p>
          </table:table-cell>
          <table:table-cell table:style-name="ce6" office:value-type="string" calcext:value-type="string">
            <text:p>802DFB2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formula="of:=DEC2HEX(HEX2DEC([.K44])+HEX2DEC([.L44]))" office:value-type="string" office:string-value="802DFB58" calcext:value-type="string">
            <text:p>802DFB58</text:p>
          </table:table-cell>
          <table:table-cell table:number-columns-repeated="2"/>
          <table:table-cell table:style-name="Default" table:formula="of:=DEC2HEX(HEX2DEC([.N44])+HEX2DEC([.O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4])+HEX2DEC([.R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4])+HEX2DEC([.U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4])+HEX2DEC([.X4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Rdwr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5])+HEX2DEC([.F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5])+HEX2DEC([.I45]))" office:value-type="string" office:string-value="0" calcext:value-type="string">
            <text:p>0</text:p>
          </table:table-cell>
          <table:table-cell table:style-name="ce6" office:value-type="string" calcext:value-type="string">
            <text:p>802DFB58</text:p>
          </table:table-cell>
          <table:table-cell table:style-name="Default" office:value-type="string" calcext:value-type="string">
            <text:p>B0</text:p>
          </table:table-cell>
          <table:table-cell table:style-name="Default" table:formula="of:=DEC2HEX(HEX2DEC([.K45])+HEX2DEC([.L45]))" office:value-type="string" office:string-value="802DFC08" calcext:value-type="string">
            <text:p>802DFC08</text:p>
          </table:table-cell>
          <table:table-cell table:number-columns-repeated="2"/>
          <table:table-cell table:style-name="Default" table:formula="of:=DEC2HEX(HEX2DEC([.N45])+HEX2DEC([.O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5])+HEX2DEC([.R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5])+HEX2DEC([.U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5])+HEX2DEC([.X4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Block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6])+HEX2DEC([.F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6])+HEX2DEC([.I46]))" office:value-type="string" office:string-value="0" calcext:value-type="string">
            <text:p>0</text:p>
          </table:table-cell>
          <table:table-cell table:style-name="ce6" office:value-type="string" calcext:value-type="string">
            <text:p>802DFC08</text:p>
          </table:table-cell>
          <table:table-cell table:style-name="Default" office:value-type="string" calcext:value-type="string">
            <text:p>A0</text:p>
          </table:table-cell>
          <table:table-cell table:style-name="Default" table:formula="of:=DEC2HEX(HEX2DEC([.K46])+HEX2DEC([.L46]))" office:value-type="string" office:string-value="802DFCA8" calcext:value-type="string">
            <text:p>802DFCA8</text:p>
          </table:table-cell>
          <table:table-cell table:number-columns-repeated="2"/>
          <table:table-cell table:style-name="Default" table:formula="of:=DEC2HEX(HEX2DEC([.N46])+HEX2DEC([.O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6])+HEX2DEC([.R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6])+HEX2DEC([.U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6])+HEX2DEC([.X4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Dir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7])+HEX2DEC([.F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7])+HEX2DEC([.I47]))" office:value-type="string" office:string-value="0" calcext:value-type="string">
            <text:p>0</text:p>
          </table:table-cell>
          <table:table-cell table:style-name="ce6" office:value-type="string" calcext:value-type="string">
            <text:p>802DFCA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table:formula="of:=DEC2HEX(HEX2DEC([.K47])+HEX2DEC([.L47]))" office:value-type="string" office:string-value="802DFD30" calcext:value-type="string">
            <text:p>802DFD30</text:p>
          </table:table-cell>
          <table:table-cell table:number-columns-repeated="2"/>
          <table:table-cell table:style-name="Default" table:formula="of:=DEC2HEX(HEX2DEC([.N47])+HEX2DEC([.O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7])+HEX2DEC([.R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7])+HEX2DEC([.U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7])+HEX2DEC([.X4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Check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8])+HEX2DEC([.F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8])+HEX2DEC([.I48]))" office:value-type="string" office:string-value="0" calcext:value-type="string">
            <text:p>0</text:p>
          </table:table-cell>
          <table:table-cell table:style-name="ce6" office:value-type="string" calcext:value-type="string">
            <text:p>802DFD3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table:formula="of:=DEC2HEX(HEX2DEC([.K48])+HEX2DEC([.L48]))" office:value-type="string" office:string-value="802DFE68" calcext:value-type="string">
            <text:p>802DFE68</text:p>
          </table:table-cell>
          <table:table-cell table:number-columns-repeated="2"/>
          <table:table-cell table:style-name="Default" table:formula="of:=DEC2HEX(HEX2DEC([.N48])+HEX2DEC([.O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8])+HEX2DEC([.R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8])+HEX2DEC([.U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8])+HEX2DEC([.X4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Mount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49])+HEX2DEC([.F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49])+HEX2DEC([.I49]))" office:value-type="string" office:string-value="0" calcext:value-type="string">
            <text:p>0</text:p>
          </table:table-cell>
          <table:table-cell table:style-name="ce6" office:value-type="string" calcext:value-type="string">
            <text:p>802DFE6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table:formula="of:=DEC2HEX(HEX2DEC([.K49])+HEX2DEC([.L49]))" office:value-type="string" office:string-value="802DFEF0" calcext:value-type="string">
            <text:p>802DFEF0</text:p>
          </table:table-cell>
          <table:table-cell table:number-columns-repeated="2"/>
          <table:table-cell table:style-name="Default" table:formula="of:=DEC2HEX(HEX2DEC([.N49])+HEX2DEC([.O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49])+HEX2DEC([.R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49])+HEX2DEC([.U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49])+HEX2DEC([.X4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Format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0])+HEX2DEC([.F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0])+HEX2DEC([.I50]))" office:value-type="string" office:string-value="0" calcext:value-type="string">
            <text:p>0</text:p>
          </table:table-cell>
          <table:table-cell table:style-name="ce6" office:value-type="string" calcext:value-type="string">
            <text:p>802DFEF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formula="of:=DEC2HEX(HEX2DEC([.K50])+HEX2DEC([.L50]))" office:value-type="string" office:string-value="802DFF48" calcext:value-type="string">
            <text:p>802DFF48</text:p>
          </table:table-cell>
          <table:table-cell table:number-columns-repeated="2"/>
          <table:table-cell table:style-name="Default" table:formula="of:=DEC2HEX(HEX2DEC([.N50])+HEX2DEC([.O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0])+HEX2DEC([.R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0])+HEX2DEC([.U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0])+HEX2DEC([.X5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Open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1])+HEX2DEC([.F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1])+HEX2DEC([.I51]))" office:value-type="string" office:string-value="0" calcext:value-type="string">
            <text:p>0</text:p>
          </table:table-cell>
          <table:table-cell table:style-name="ce6" office:value-type="string" calcext:value-type="string">
            <text:p>802DFF48</text:p>
          </table:table-cell>
          <table:table-cell table:style-name="Default" office:value-type="string" calcext:value-type="string">
            <text:p>F8</text:p>
          </table:table-cell>
          <table:table-cell table:style-name="Default" table:formula="of:=DEC2HEX(HEX2DEC([.K51])+HEX2DEC([.L51]))" office:value-type="string" office:string-value="802E0040" calcext:value-type="string">
            <text:p>802E0040</text:p>
          </table:table-cell>
          <table:table-cell table:number-columns-repeated="2"/>
          <table:table-cell table:style-name="Default" table:formula="of:=DEC2HEX(HEX2DEC([.N51])+HEX2DEC([.O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1])+HEX2DEC([.R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1])+HEX2DEC([.U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1])+HEX2DEC([.X5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Creat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2])+HEX2DEC([.F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2])+HEX2DEC([.I52]))" office:value-type="string" office:string-value="0" calcext:value-type="string">
            <text:p>0</text:p>
          </table:table-cell>
          <table:table-cell table:style-name="ce10" office:value-type="string" calcext:value-type="string">
            <text:p>802E0040</text:p>
          </table:table-cell>
          <table:table-cell table:style-name="Default" office:value-type="string" calcext:value-type="string">
            <text:p>E8</text:p>
          </table:table-cell>
          <table:table-cell table:style-name="Default" table:formula="of:=DEC2HEX(HEX2DEC([.K52])+HEX2DEC([.L52]))" office:value-type="string" office:string-value="802E0128" calcext:value-type="string">
            <text:p>802E0128</text:p>
          </table:table-cell>
          <table:table-cell table:number-columns-repeated="2"/>
          <table:table-cell table:style-name="Default" table:formula="of:=DEC2HEX(HEX2DEC([.N52])+HEX2DEC([.O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2])+HEX2DEC([.R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2])+HEX2DEC([.U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2])+HEX2DEC([.X5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Read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3])+HEX2DEC([.F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3])+HEX2DEC([.I53]))" office:value-type="string" office:string-value="0" calcext:value-type="string">
            <text:p>0</text:p>
          </table:table-cell>
          <table:table-cell table:style-name="ce10" office:value-type="string" calcext:value-type="string">
            <text:p>802E0128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table:formula="of:=DEC2HEX(HEX2DEC([.K53])+HEX2DEC([.L53]))" office:value-type="string" office:string-value="802E03B0" calcext:value-type="string">
            <text:p>802E03B0</text:p>
          </table:table-cell>
          <table:table-cell table:number-columns-repeated="2"/>
          <table:table-cell table:style-name="Default" table:formula="of:=DEC2HEX(HEX2DEC([.N53])+HEX2DEC([.O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3])+HEX2DEC([.R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3])+HEX2DEC([.U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3])+HEX2DEC([.X5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Writ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4])+HEX2DEC([.F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4])+HEX2DEC([.I54]))" office:value-type="string" office:string-value="0" calcext:value-type="string">
            <text:p>0</text:p>
          </table:table-cell>
          <table:table-cell table:style-name="ce6" office:value-type="string" calcext:value-type="string">
            <text:p>802E03B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formula="of:=DEC2HEX(HEX2DEC([.K54])+HEX2DEC([.L54]))" office:value-type="string" office:string-value="802E04D8" calcext:value-type="string">
            <text:p>802E04D8</text:p>
          </table:table-cell>
          <table:table-cell table:number-columns-repeated="2"/>
          <table:table-cell table:style-name="Default" table:formula="of:=DEC2HEX(HEX2DEC([.N54])+HEX2DEC([.O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4])+HEX2DEC([.R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4])+HEX2DEC([.U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4])+HEX2DEC([.X5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Delet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5])+HEX2DEC([.F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5])+HEX2DEC([.I55]))" office:value-type="string" office:string-value="0" calcext:value-type="string">
            <text:p>0</text:p>
          </table:table-cell>
          <table:table-cell table:style-name="ce6" office:value-type="string" calcext:value-type="string">
            <text:p>802E04D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formula="of:=DEC2HEX(HEX2DEC([.K55])+HEX2DEC([.L55]))" office:value-type="string" office:string-value="802E0548" calcext:value-type="string">
            <text:p>802E0548</text:p>
          </table:table-cell>
          <table:table-cell table:number-columns-repeated="2"/>
          <table:table-cell table:style-name="Default" table:formula="of:=DEC2HEX(HEX2DEC([.N55])+HEX2DEC([.O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5])+HEX2DEC([.R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5])+HEX2DEC([.U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5])+HEX2DEC([.X5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Stat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6])+HEX2DEC([.F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6])+HEX2DEC([.I56]))" office:value-type="string" office:string-value="0" calcext:value-type="string">
            <text:p>0</text:p>
          </table:table-cell>
          <table:table-cell table:style-name="ce10" office:value-type="string" calcext:value-type="string">
            <text:p>802E054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formula="of:=DEC2HEX(HEX2DEC([.K56])+HEX2DEC([.L56]))" office:value-type="string" office:string-value="802E05B8" calcext:value-type="string">
            <text:p>802E05B8</text:p>
          </table:table-cell>
          <table:table-cell table:number-columns-repeated="2"/>
          <table:table-cell table:style-name="Default" table:formula="of:=DEC2HEX(HEX2DEC([.N56])+HEX2DEC([.O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6])+HEX2DEC([.R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6])+HEX2DEC([.U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6])+HEX2DEC([.X5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Dolphin/card/</text:p>
          </table:table-cell>
          <table:table-cell office:value-type="string" calcext:value-type="string">
            <text:p>CARDRenam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7])+HEX2DEC([.F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7])+HEX2DEC([.I57]))" office:value-type="string" office:string-value="0" calcext:value-type="string">
            <text:p>0</text:p>
          </table:table-cell>
          <table:table-cell table:style-name="ce6" office:value-type="string" calcext:value-type="string">
            <text:p>802E05B8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DEC2HEX(HEX2DEC([.K57])+HEX2DEC([.L57]))" office:value-type="string" office:string-value="802E0650" calcext:value-type="string">
            <text:p>802E0650</text:p>
          </table:table-cell>
          <table:table-cell table:number-columns-repeated="2"/>
          <table:table-cell table:style-name="Default" table:formula="of:=DEC2HEX(HEX2DEC([.N57])+HEX2DEC([.O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7])+HEX2DEC([.R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7])+HEX2DEC([.U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7])+HEX2DEC([.X5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eq.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formula="of:=DEC2HEX(HEX2DEC([.E58])+HEX2DEC([.F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8])+HEX2DEC([.I58]))" office:value-type="string" office:string-value="0" calcext:value-type="string">
            <text:p>0</text:p>
          </table:table-cell>
          <table:table-cell table:style-name="ce10" office:value-type="string" calcext:value-type="string">
            <text:p>802E0650</text:p>
          </table:table-cell>
          <table:table-cell table:style-name="Default" office:value-type="string" calcext:value-type="string">
            <text:p>D0</text:p>
          </table:table-cell>
          <table:table-cell table:style-name="Default" table:formula="of:=DEC2HEX(HEX2DEC([.K58])+HEX2DEC([.L58]))" office:value-type="string" office:string-value="802E0720" calcext:value-type="string">
            <text:p>802E0720</text:p>
          </table:table-cell>
          <table:table-cell table:number-columns-repeated="2"/>
          <table:table-cell table:style-name="Default" table:formula="of:=DEC2HEX(HEX2DEC([.N58])+HEX2DEC([.O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8])+HEX2DEC([.R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8])+HEX2DEC([.U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8])+HEX2DEC([.X5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eq_api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59])+HEX2DEC([.F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59])+HEX2DEC([.I59]))" office:value-type="string" office:string-value="0" calcext:value-type="string">
            <text:p>0</text:p>
          </table:table-cell>
          <table:table-cell table:style-name="ce10" office:value-type="string" calcext:value-type="string">
            <text:p>802E07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DEC2HEX(HEX2DEC([.K59])+HEX2DEC([.L59]))" office:value-type="string" office:string-value="802E0870" calcext:value-type="string">
            <text:p>802E0870</text:p>
          </table:table-cell>
          <table:table-cell table:number-columns-repeated="2"/>
          <table:table-cell table:style-name="Default" table:formula="of:=DEC2HEX(HEX2DEC([.N59])+HEX2DEC([.O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59])+HEX2DEC([.R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59])+HEX2DEC([.U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59])+HEX2DEC([.X5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nd_synthapi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0])+HEX2DEC([.F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0])+HEX2DEC([.I60]))" office:value-type="string" office:string-value="0" calcext:value-type="string">
            <text:p>0</text:p>
          </table:table-cell>
          <table:table-cell table:style-name="ce10" office:value-type="string" calcext:value-type="string">
            <text:p>802E087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formula="of:=DEC2HEX(HEX2DEC([.K60])+HEX2DEC([.L60]))" office:value-type="string" office:string-value="802E08A8" calcext:value-type="string">
            <text:p>802E08A8</text:p>
          </table:table-cell>
          <table:table-cell table:number-columns-repeated="2"/>
          <table:table-cell table:style-name="Default" table:formula="of:=DEC2HEX(HEX2DEC([.N60])+HEX2DEC([.O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0])+HEX2DEC([.R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0])+HEX2DEC([.U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0])+HEX2DEC([.X6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ynthdata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1])+HEX2DEC([.F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1])+HEX2DEC([.I61]))" office:value-type="string" office:string-value="0" calcext:value-type="string">
            <text:p>0</text:p>
          </table:table-cell>
          <table:table-cell table:style-name="ce6" office:value-type="string" calcext:value-type="string">
            <text:p>802E08A8</text:p>
          </table:table-cell>
          <table:table-cell table:style-name="Default" office:value-type="string" calcext:value-type="string">
            <text:p>4A0</text:p>
          </table:table-cell>
          <table:table-cell table:style-name="Default" table:formula="of:=DEC2HEX(HEX2DEC([.K61])+HEX2DEC([.L61]))" office:value-type="string" office:string-value="802E0D48" calcext:value-type="string">
            <text:p>802E0D48</text:p>
          </table:table-cell>
          <table:table-cell table:number-columns-repeated="2"/>
          <table:table-cell table:style-name="Default" table:formula="of:=DEC2HEX(HEX2DEC([.N61])+HEX2DEC([.O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1])+HEX2DEC([.R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1])+HEX2DEC([.U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1])+HEX2DEC([.X6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ynthmacros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2])+HEX2DEC([.F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2])+HEX2DEC([.I62]))" office:value-type="string" office:string-value="0" calcext:value-type="string">
            <text:p>0</text:p>
          </table:table-cell>
          <table:table-cell table:style-name="ce6" office:value-type="string" calcext:value-type="string">
            <text:p>802E0D4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formula="of:=DEC2HEX(HEX2DEC([.K62])+HEX2DEC([.L62]))" office:value-type="string" office:string-value="802E0DA0" calcext:value-type="string">
            <text:p>802E0DA0</text:p>
          </table:table-cell>
          <table:table-cell table:number-columns-repeated="2"/>
          <table:table-cell table:style-name="Default" table:formula="of:=DEC2HEX(HEX2DEC([.N62])+HEX2DEC([.O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2])+HEX2DEC([.R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2])+HEX2DEC([.U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2])+HEX2DEC([.X6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ynthvoic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3])+HEX2DEC([.F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3])+HEX2DEC([.I63]))" office:value-type="string" office:string-value="0" calcext:value-type="string">
            <text:p>0</text:p>
          </table:table-cell>
          <table:table-cell table:style-name="ce6" office:value-type="string" calcext:value-type="string">
            <text:p>802E0DA0</text:p>
          </table:table-cell>
          <table:table-cell table:style-name="Default" office:value-type="string" calcext:value-type="string">
            <text:p>BC0</text:p>
          </table:table-cell>
          <table:table-cell table:style-name="Default" table:formula="of:=DEC2HEX(HEX2DEC([.K63])+HEX2DEC([.L63]))" office:value-type="string" office:string-value="802E1960" calcext:value-type="string">
            <text:p>802E1960</text:p>
          </table:table-cell>
          <table:table-cell table:number-columns-repeated="2"/>
          <table:table-cell table:style-name="Default" table:formula="of:=DEC2HEX(HEX2DEC([.N63])+HEX2DEC([.O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3])+HEX2DEC([.R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3])+HEX2DEC([.U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3])+HEX2DEC([.X6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_data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4])+HEX2DEC([.F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4])+HEX2DEC([.I64]))" office:value-type="string" office:string-value="0" calcext:value-type="string">
            <text:p>0</text:p>
          </table:table-cell>
          <table:table-cell table:style-name="ce10" office:value-type="string" calcext:value-type="string">
            <text:p>802E1960</text:p>
          </table:table-cell>
          <table:table-cell table:style-name="Default" office:value-type="string" calcext:value-type="string">
            <text:p>2B8</text:p>
          </table:table-cell>
          <table:table-cell table:style-name="Default" table:formula="of:=DEC2HEX(HEX2DEC([.K64])+HEX2DEC([.L64]))" office:value-type="string" office:string-value="802E1C18" calcext:value-type="string">
            <text:p>802E1C18</text:p>
          </table:table-cell>
          <table:table-cell table:number-columns-repeated="2"/>
          <table:table-cell table:style-name="Default" table:formula="of:=DEC2HEX(HEX2DEC([.N64])+HEX2DEC([.O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4])+HEX2DEC([.R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4])+HEX2DEC([.U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4])+HEX2DEC([.X6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hw_dspctrl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5])+HEX2DEC([.F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5])+HEX2DEC([.I65]))" office:value-type="string" office:string-value="0" calcext:value-type="string">
            <text:p>0</text:p>
          </table:table-cell>
          <table:table-cell table:style-name="ce6" office:value-type="string" calcext:value-type="string">
            <text:p>802E1C18</text:p>
          </table:table-cell>
          <table:table-cell table:style-name="Default" office:value-type="string" calcext:value-type="string">
            <text:p>3C0</text:p>
          </table:table-cell>
          <table:table-cell table:style-name="Default" table:formula="of:=DEC2HEX(HEX2DEC([.K65])+HEX2DEC([.L65]))" office:value-type="string" office:string-value="802E1FD8" calcext:value-type="string">
            <text:p>802E1FD8</text:p>
          </table:table-cell>
          <table:table-cell table:number-columns-repeated="2"/>
          <table:table-cell table:style-name="Default" table:formula="of:=DEC2HEX(HEX2DEC([.N65])+HEX2DEC([.O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5])+HEX2DEC([.R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5])+HEX2DEC([.U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5])+HEX2DEC([.X6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nd_init.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formula="of:=DEC2HEX(HEX2DEC([.E66])+HEX2DEC([.F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6])+HEX2DEC([.I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66])+HEX2DEC([.L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66])+HEX2DEC([.O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6])+HEX2DEC([.R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6])+HEX2DEC([.U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6])+HEX2DEC([.X6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snd_midictrl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7])+HEX2DEC([.F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7])+HEX2DEC([.I67]))" office:value-type="string" office:string-value="0" calcext:value-type="string">
            <text:p>0</text:p>
          </table:table-cell>
          <table:table-cell table:style-name="ce6" office:value-type="string" calcext:value-type="string">
            <text:p>802E1FD8</text:p>
          </table:table-cell>
          <table:table-cell table:style-name="Default" office:value-type="float" office:value="970" calcext:value-type="float">
            <text:p>970</text:p>
          </table:table-cell>
          <table:table-cell table:style-name="Default" table:formula="of:=DEC2HEX(HEX2DEC([.K67])+HEX2DEC([.L67]))" office:value-type="string" office:string-value="802E2948" calcext:value-type="string">
            <text:p>802E2948</text:p>
          </table:table-cell>
          <table:table-cell table:number-columns-repeated="2"/>
          <table:table-cell table:style-name="Default" table:formula="of:=DEC2HEX(HEX2DEC([.N67])+HEX2DEC([.O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7])+HEX2DEC([.R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7])+HEX2DEC([.U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7])+HEX2DEC([.X6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hardware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8])+HEX2DEC([.F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8])+HEX2DEC([.I68]))" office:value-type="string" office:string-value="0" calcext:value-type="string">
            <text:p>0</text:p>
          </table:table-cell>
          <table:table-cell table:style-name="ce10" office:value-type="string" calcext:value-type="string">
            <text:p>802E294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formula="of:=DEC2HEX(HEX2DEC([.K68])+HEX2DEC([.L68]))" office:value-type="string" office:string-value="802E2980" calcext:value-type="string">
            <text:p>802E2980</text:p>
          </table:table-cell>
          <table:table-cell table:number-columns-repeated="2"/>
          <table:table-cell table:style-name="Default" table:formula="of:=DEC2HEX(HEX2DEC([.N68])+HEX2DEC([.O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8])+HEX2DEC([.R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8])+HEX2DEC([.U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8])+HEX2DEC([.X6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hw_aramdma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69])+HEX2DEC([.F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69])+HEX2DEC([.I69]))" office:value-type="string" office:string-value="0" calcext:value-type="string">
            <text:p>0</text:p>
          </table:table-cell>
          <table:table-cell table:style-name="ce10" office:value-type="string" calcext:value-type="string">
            <text:p>802E2980</text:p>
          </table:table-cell>
          <table:table-cell table:style-name="Default" office:value-type="string" calcext:value-type="string">
            <text:p>1A4</text:p>
          </table:table-cell>
          <table:table-cell table:style-name="Default" table:formula="of:=DEC2HEX(HEX2DEC([.K69])+HEX2DEC([.L69]))" office:value-type="string" office:string-value="802E2B24" calcext:value-type="string">
            <text:p>802E2B24</text:p>
          </table:table-cell>
          <table:table-cell table:number-columns-repeated="2"/>
          <table:table-cell table:style-name="Default" table:formula="of:=DEC2HEX(HEX2DEC([.N69])+HEX2DEC([.O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69])+HEX2DEC([.R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69])+HEX2DEC([.U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69])+HEX2DEC([.X6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</text:p>
          </table:table-cell>
          <table:table-cell office:value-type="string" calcext:value-type="string">
            <text:p>hw_dolphin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70])+HEX2DEC([.F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0])+HEX2DEC([.I70]))" office:value-type="string" office:string-value="0" calcext:value-type="string">
            <text:p>0</text:p>
          </table:table-cell>
          <table:table-cell table:style-name="ce6" office:value-type="string" calcext:value-type="string">
            <text:p>802E2B24</text:p>
          </table:table-cell>
          <table:table-cell table:style-name="Default" office:value-type="string" calcext:value-type="string">
            <text:p>19BC</text:p>
          </table:table-cell>
          <table:table-cell table:style-name="Default" table:formula="of:=DEC2HEX(HEX2DEC([.K70])+HEX2DEC([.L70]))" office:value-type="string" office:string-value="802E44E0" calcext:value-type="string">
            <text:p>802E44E0</text:p>
          </table:table-cell>
          <table:table-cell table:number-columns-repeated="2"/>
          <table:table-cell table:style-name="Default" table:formula="of:=DEC2HEX(HEX2DEC([.N70])+HEX2DEC([.O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0])+HEX2DEC([.R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0])+HEX2DEC([.U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0])+HEX2DEC([.X7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StdReverb/</text:p>
          </table:table-cell>
          <table:table-cell office:value-type="string" calcext:value-type="string">
            <text:p>reverb_fx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71])+HEX2DEC([.F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1])+HEX2DEC([.I71]))" office:value-type="string" office:string-value="0" calcext:value-type="string">
            <text:p>0</text:p>
          </table:table-cell>
          <table:table-cell table:style-name="ce6" office:value-type="string" calcext:value-type="string">
            <text:p>802E44E0</text:p>
          </table:table-cell>
          <table:table-cell table:style-name="Default" office:value-type="float" office:value="848" calcext:value-type="float">
            <text:p>848</text:p>
          </table:table-cell>
          <table:table-cell table:style-name="Default" table:formula="of:=DEC2HEX(HEX2DEC([.K71])+HEX2DEC([.L71]))" office:value-type="string" office:string-value="802E4D28" calcext:value-type="string">
            <text:p>802E4D28</text:p>
          </table:table-cell>
          <table:table-cell table:number-columns-repeated="2"/>
          <table:table-cell table:style-name="Default" table:formula="of:=DEC2HEX(HEX2DEC([.N71])+HEX2DEC([.O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1])+HEX2DEC([.R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1])+HEX2DEC([.U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1])+HEX2DEC([.X7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musyx/runtime/Chorus/</text:p>
          </table:table-cell>
          <table:table-cell office:value-type="string" calcext:value-type="string">
            <text:p>chorus_fx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72])+HEX2DEC([.F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2])+HEX2DEC([.I72]))" office:value-type="string" office:string-value="0" calcext:value-type="string">
            <text:p>0</text:p>
          </table:table-cell>
          <table:table-cell table:style-name="ce6" office:value-type="string" calcext:value-type="string">
            <text:p>802E4D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formula="of:=DEC2HEX(HEX2DEC([.K72])+HEX2DEC([.L72]))" office:value-type="string" office:string-value="802E4D50" calcext:value-type="string">
            <text:p>802E4D50</text:p>
          </table:table-cell>
          <table:table-cell table:number-columns-repeated="2"/>
          <table:table-cell table:style-name="Default" table:formula="of:=DEC2HEX(HEX2DEC([.N72])+HEX2DEC([.O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2])+HEX2DEC([.R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2])+HEX2DEC([.U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2])+HEX2DEC([.X7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mcExi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73])+HEX2DEC([.F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3])+HEX2DEC([.I73]))" office:value-type="string" office:string-value="0" calcext:value-type="string">
            <text:p>0</text:p>
          </table:table-cell>
          <table:table-cell table:style-name="ce6" office:value-type="string" calcext:value-type="string">
            <text:p>802E4D50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table:formula="of:=DEC2HEX(HEX2DEC([.K73])+HEX2DEC([.L73]))" office:value-type="string" office:string-value="802E5380" calcext:value-type="string">
            <text:p>802E5380</text:p>
          </table:table-cell>
          <table:table-cell table:number-columns-repeated="2"/>
          <table:table-cell table:style-name="Default" table:formula="of:=DEC2HEX(HEX2DEC([.N73])+HEX2DEC([.O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3])+HEX2DEC([.R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3])+HEX2DEC([.U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3])+HEX2DEC([.X7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udio.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Default" table:formula="of:=DEC2HEX(HEX2DEC([.E74])+HEX2DEC([.F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4])+HEX2DEC([.I74]))" office:value-type="string" office:string-value="0" calcext:value-type="string">
            <text:p>0</text:p>
          </table:table-cell>
          <table:table-cell table:style-name="ce10" office:value-type="string" calcext:value-type="string">
            <text:p>802E5380</text:p>
          </table:table-cell>
          <table:table-cell table:style-name="Default" office:value-type="string" calcext:value-type="string">
            <text:p>4B0</text:p>
          </table:table-cell>
          <table:table-cell table:style-name="Default" table:formula="of:=DEC2HEX(HEX2DEC([.K74])+HEX2DEC([.L74]))" office:value-type="string" office:string-value="802E5830" calcext:value-type="string">
            <text:p>802E5830</text:p>
          </table:table-cell>
          <table:table-cell table:number-columns-repeated="2"/>
          <table:table-cell table:style-name="Default" table:formula="of:=DEC2HEX(HEX2DEC([.N74])+HEX2DEC([.O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4])+HEX2DEC([.R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4])+HEX2DEC([.U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4])+HEX2DEC([.X7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/Runtime.PPCEABI.H/</text:p>
          </table:table-cell>
          <table:table-cell office:value-type="string" calcext:value-type="string">
            <text:p>__init_cpp_exceptions.cp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8005BCA4</text:p>
          </table:table-cell>
          <table:table-cell table:style-name="Default" office:value-type="string" calcext:value-type="string">
            <text:p>7C</text:p>
          </table:table-cell>
          <table:table-cell table:style-name="Default" table:formula="of:=DEC2HEX(HEX2DEC([.E75])+HEX2DEC([.F75]))" office:value-type="string" office:string-value="8005BD20" calcext:value-type="string">
            <text:p>8005BD20</text:p>
          </table:table-cell>
          <table:table-cell table:number-columns-repeated="2"/>
          <table:table-cell table:style-name="Default" table:formula="of:=DEC2HEX(HEX2DEC([.H75])+HEX2DEC([.I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75])+HEX2DEC([.L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75])+HEX2DEC([.O75]))" office:value-type="string" office:string-value="0" calcext:value-type="string">
            <text:p>0</text:p>
          </table:table-cell>
          <table:table-cell table:style-name="ce6" office:value-type="string" calcext:value-type="string">
            <text:p>80396A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DEC2HEX(HEX2DEC([.Q75])+HEX2DEC([.R75]))" office:value-type="string" office:string-value="80396A20" calcext:value-type="string">
            <text:p>80396A20</text:p>
          </table:table-cell>
          <table:table-cell table:number-columns-repeated="2"/>
          <table:table-cell table:style-name="Default" table:formula="of:=DEC2HEX(HEX2DEC([.T75])+HEX2DEC([.U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5])+HEX2DEC([.X7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parsearra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76])+HEX2DEC([.F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6])+HEX2DEC([.I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76])+HEX2DEC([.L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76])+HEX2DEC([.O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6])+HEX2DEC([.R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6])+HEX2DEC([.U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6])+HEX2DEC([.X76]))" office:value-type="string" office:string-value="0" calcext:value-type="string">
            <text:p>0</text:p>
          </table:table-cell>
          <table:table-cell office:value-type="string" calcext:value-type="string">
            <text:p>game code starts here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m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77])+HEX2DEC([.F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7])+HEX2DEC([.I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77])+HEX2DEC([.L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77])+HEX2DEC([.O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7])+HEX2DEC([.R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7])+HEX2DEC([.U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7])+HEX2DEC([.X7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odels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78])+HEX2DEC([.F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8])+HEX2DEC([.I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78])+HEX2DEC([.L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78])+HEX2DEC([.O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8])+HEX2DEC([.R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8])+HEX2DEC([.U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8])+HEX2DEC([.X7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KN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79])+HEX2DEC([.F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79])+HEX2DEC([.I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79])+HEX2DEC([.L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79])+HEX2DEC([.O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79])+HEX2DEC([.R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79])+HEX2DEC([.U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79])+HEX2DEC([.X7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ects/object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0])+HEX2DEC([.F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0])+HEX2DEC([.I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0])+HEX2DEC([.L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0])+HEX2DEC([.O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0])+HEX2DEC([.R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0])+HEX2DEC([.U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0])+HEX2DEC([.X8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ect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1])+HEX2DEC([.F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1])+HEX2DEC([.I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1])+HEX2DEC([.L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1])+HEX2DEC([.O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1])+HEX2DEC([.R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1])+HEX2DEC([.U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1])+HEX2DEC([.X8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2])+HEX2DEC([.F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2])+HEX2DEC([.I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2])+HEX2DEC([.L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2])+HEX2DEC([.O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2])+HEX2DEC([.R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2])+HEX2DEC([.U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2])+HEX2DEC([.X8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hit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3])+HEX2DEC([.F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3])+HEX2DEC([.I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3])+HEX2DEC([.L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3])+HEX2DEC([.O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3])+HEX2DEC([.R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3])+HEX2DEC([.U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3])+HEX2DEC([.X8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HitReac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4])+HEX2DEC([.F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4])+HEX2DEC([.I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4])+HEX2DEC([.L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4])+HEX2DEC([.O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4])+HEX2DEC([.R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4])+HEX2DEC([.U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4])+HEX2DEC([.X8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lib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5])+HEX2DEC([.F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5])+HEX2DEC([.I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5])+HEX2DEC([.L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5])+HEX2DEC([.O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5])+HEX2DEC([.R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5])+HEX2DEC([.U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5])+HEX2DEC([.X8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pri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6])+HEX2DEC([.F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6])+HEX2DEC([.I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6])+HEX2DEC([.L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6])+HEX2DEC([.O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6])+HEX2DEC([.R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6])+HEX2DEC([.U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6])+HEX2DEC([.X8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print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7])+HEX2DEC([.F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7])+HEX2DEC([.I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7])+HEX2DEC([.L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7])+HEX2DEC([.O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7])+HEX2DEC([.R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7])+HEX2DEC([.U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7])+HEX2DEC([.X8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i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8])+HEX2DEC([.F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8])+HEX2DEC([.I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8])+HEX2DEC([.L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8])+HEX2DEC([.O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8])+HEX2DEC([.R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8])+HEX2DEC([.U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8])+HEX2DEC([.X8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rcp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89])+HEX2DEC([.F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89])+HEX2DEC([.I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89])+HEX2DEC([.L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89])+HEX2DEC([.O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89])+HEX2DEC([.R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89])+HEX2DEC([.U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89])+HEX2DEC([.X8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ad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0])+HEX2DEC([.F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0])+HEX2DEC([.I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0])+HEX2DEC([.L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0])+HEX2DEC([.O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0])+HEX2DEC([.R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0])+HEX2DEC([.U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0])+HEX2DEC([.X9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ightma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1])+HEX2DEC([.F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1])+HEX2DEC([.I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1])+HEX2DEC([.L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1])+HEX2DEC([.O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1])+HEX2DEC([.R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1])+HEX2DEC([.U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1])+HEX2DEC([.X9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ex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2])+HEX2DEC([.F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2])+HEX2DEC([.I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2])+HEX2DEC([.L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2])+HEX2DEC([.O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2])+HEX2DEC([.R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2])+HEX2DEC([.U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2])+HEX2DEC([.X9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ack_dolphi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3])+HEX2DEC([.F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3])+HEX2DEC([.I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3])+HEX2DEC([.L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3])+HEX2DEC([.O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3])+HEX2DEC([.R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3])+HEX2DEC([.U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3])+HEX2DEC([.X9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ac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4])+HEX2DEC([.F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4])+HEX2DEC([.I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4])+HEX2DEC([.L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4])+HEX2DEC([.O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4])+HEX2DEC([.R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4])+HEX2DEC([.U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4])+HEX2DEC([.X9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ewshadow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5])+HEX2DEC([.F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5])+HEX2DEC([.I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5])+HEX2DEC([.L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5])+HEX2DEC([.O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5])+HEX2DEC([.R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5])+HEX2DEC([.U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5])+HEX2DEC([.X9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ack/intersec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6])+HEX2DEC([.F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6])+HEX2DEC([.I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6])+HEX2DEC([.L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6])+HEX2DEC([.O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6])+HEX2DEC([.R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6])+HEX2DEC([.U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6])+HEX2DEC([.X9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intersec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7])+HEX2DEC([.F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7])+HEX2DEC([.I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7])+HEX2DEC([.L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7])+HEX2DEC([.O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7])+HEX2DEC([.R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7])+HEX2DEC([.U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7])+HEX2DEC([.X9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akete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8])+HEX2DEC([.F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8])+HEX2DEC([.I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8])+HEX2DEC([.L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8])+HEX2DEC([.O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8])+HEX2DEC([.R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8])+HEX2DEC([.U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8])+HEX2DEC([.X9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ame/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99])+HEX2DEC([.F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99])+HEX2DEC([.I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99])+HEX2DEC([.L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99])+HEX2DEC([.O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99])+HEX2DEC([.R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99])+HEX2DEC([.U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99])+HEX2DEC([.X9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ewda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0])+HEX2DEC([.F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0])+HEX2DEC([.I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0])+HEX2DEC([.L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0])+HEX2DEC([.O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0])+HEX2DEC([.R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0])+HEX2DEC([.U1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0])+HEX2DEC([.X10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expg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1])+HEX2DEC([.F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1])+HEX2DEC([.I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1])+HEX2DEC([.L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1])+HEX2DEC([.O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1])+HEX2DEC([.R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1])+HEX2DEC([.U1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1])+HEX2DEC([.X10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odg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2])+HEX2DEC([.F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2])+HEX2DEC([.I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2])+HEX2DEC([.L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2])+HEX2DEC([.O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2])+HEX2DEC([.R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2])+HEX2DEC([.U1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2])+HEX2DEC([.X10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odel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3])+HEX2DEC([.F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3])+HEX2DEC([.I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3])+HEX2DEC([.L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3])+HEX2DEC([.O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3])+HEX2DEC([.R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3])+HEX2DEC([.U1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3])+HEX2DEC([.X10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_part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4])+HEX2DEC([.F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4])+HEX2DEC([.I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4])+HEX2DEC([.L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4])+HEX2DEC([.O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4])+HEX2DEC([.R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4])+HEX2DEC([.U1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4])+HEX2DEC([.X10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_part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5])+HEX2DEC([.F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5])+HEX2DEC([.I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5])+HEX2DEC([.L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5])+HEX2DEC([.O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5])+HEX2DEC([.R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5])+HEX2DEC([.U1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5])+HEX2DEC([.X10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fsa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6])+HEX2DEC([.F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6])+HEX2DEC([.I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6])+HEX2DEC([.L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6])+HEX2DEC([.O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6])+HEX2DEC([.R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6])+HEX2DEC([.U1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6])+HEX2DEC([.X10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urve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7])+HEX2DEC([.F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7])+HEX2DEC([.I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7])+HEX2DEC([.L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7])+HEX2DEC([.O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7])+HEX2DEC([.R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7])+HEX2DEC([.U1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7])+HEX2DEC([.X10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amepla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8])+HEX2DEC([.F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8])+HEX2DEC([.I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8])+HEX2DEC([.L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8])+HEX2DEC([.O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8])+HEX2DEC([.R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8])+HEX2DEC([.U1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8])+HEX2DEC([.X10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icku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09])+HEX2DEC([.F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09])+HEX2DEC([.I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09])+HEX2DEC([.L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09])+HEX2DEC([.O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09])+HEX2DEC([.R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09])+HEX2DEC([.U1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09])+HEX2DEC([.X10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odanimeflash1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0])+HEX2DEC([.F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0])+HEX2DEC([.I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0])+HEX2DEC([.L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0])+HEX2DEC([.O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0])+HEX2DEC([.R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0])+HEX2DEC([.U1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0])+HEX2DEC([.X11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odcloudrunner2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1])+HEX2DEC([.F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1])+HEX2DEC([.I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1])+HEX2DEC([.L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1])+HEX2DEC([.O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1])+HEX2DEC([.R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1])+HEX2DEC([.U1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1])+HEX2DEC([.X11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m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2])+HEX2DEC([.F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2])+HEX2DEC([.I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2])+HEX2DEC([.L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2])+HEX2DEC([.O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2])+HEX2DEC([.R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2])+HEX2DEC([.U1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2])+HEX2DEC([.X11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ttenti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3])+HEX2DEC([.F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3])+HEX2DEC([.I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3])+HEX2DEC([.L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3])+HEX2DEC([.O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3])+HEX2DEC([.R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3])+HEX2DEC([.U1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3])+HEX2DEC([.X11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irstpers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4])+HEX2DEC([.F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4])+HEX2DEC([.I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4])+HEX2DEC([.L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4])+HEX2DEC([.O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4])+HEX2DEC([.R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4])+HEX2DEC([.U1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4])+HEX2DEC([.X11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addie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5])+HEX2DEC([.F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5])+HEX2DEC([.I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5])+HEX2DEC([.L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5])+HEX2DEC([.O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5])+HEX2DEC([.R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5])+HEX2DEC([.U1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5])+HEX2DEC([.X11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_POS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6])+HEX2DEC([.F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6])+HEX2DEC([.I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6])+HEX2DEC([.L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6])+HEX2DEC([.O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6])+HEX2DEC([.R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6])+HEX2DEC([.U1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6])+HEX2DEC([.X11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_option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7])+HEX2DEC([.F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7])+HEX2DEC([.I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7])+HEX2DEC([.L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7])+HEX2DEC([.O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7])+HEX2DEC([.R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7])+HEX2DEC([.U1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7])+HEX2DEC([.X11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_pausemenu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8])+HEX2DEC([.F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8])+HEX2DEC([.I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8])+HEX2DEC([.L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8])+HEX2DEC([.O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8])+HEX2DEC([.R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8])+HEX2DEC([.U1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8])+HEX2DEC([.X11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mmandmenu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19])+HEX2DEC([.F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19])+HEX2DEC([.I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19])+HEX2DEC([.L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19])+HEX2DEC([.O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19])+HEX2DEC([.R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19])+HEX2DEC([.U1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19])+HEX2DEC([.X11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icmenu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0])+HEX2DEC([.F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0])+HEX2DEC([.I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0])+HEX2DEC([.L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0])+HEX2DEC([.O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0])+HEX2DEC([.R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0])+HEX2DEC([.U1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0])+HEX2DEC([.X12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1])+HEX2DEC([.F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1])+HEX2DEC([.I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1])+HEX2DEC([.L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1])+HEX2DEC([.O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1])+HEX2DEC([.R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1])+HEX2DEC([.U1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1])+HEX2DEC([.X12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waphollow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2])+HEX2DEC([.F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2])+HEX2DEC([.I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2])+HEX2DEC([.L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2])+HEX2DEC([.O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2])+HEX2DEC([.R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2])+HEX2DEC([.U1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2])+HEX2DEC([.X12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et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3])+HEX2DEC([.F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3])+HEX2DEC([.I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3])+HEX2DEC([.L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3])+HEX2DEC([.O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3])+HEX2DEC([.R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3])+HEX2DEC([.U1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3])+HEX2DEC([.X12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istcod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4])+HEX2DEC([.F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4])+HEX2DEC([.I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4])+HEX2DEC([.L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4])+HEX2DEC([.O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4])+HEX2DEC([.R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4])+HEX2DEC([.U1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4])+HEX2DEC([.X12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bjedi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5])+HEX2DEC([.F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5])+HEX2DEC([.I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5])+HEX2DEC([.L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5])+HEX2DEC([.O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5])+HEX2DEC([.R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5])+HEX2DEC([.U1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5])+HEX2DEC([.X12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erform_view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6])+HEX2DEC([.F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6])+HEX2DEC([.I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6])+HEX2DEC([.L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6])+HEX2DEC([.O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6])+HEX2DEC([.R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6])+HEX2DEC([.U1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6])+HEX2DEC([.X12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krysta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7])+HEX2DEC([.F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7])+HEX2DEC([.I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7])+HEX2DEC([.L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7])+HEX2DEC([.O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7])+HEX2DEC([.R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7])+HEX2DEC([.U1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7])+HEX2DEC([.X12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ick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8])+HEX2DEC([.F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8])+HEX2DEC([.I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8])+HEX2DEC([.L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8])+HEX2DEC([.O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8])+HEX2DEC([.R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8])+HEX2DEC([.U1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8])+HEX2DEC([.X12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alloon_baddi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29])+HEX2DEC([.F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29])+HEX2DEC([.I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29])+HEX2DEC([.L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29])+HEX2DEC([.O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29])+HEX2DEC([.R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29])+HEX2DEC([.U1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29])+HEX2DEC([.X12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warm_baddi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0])+HEX2DEC([.F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0])+HEX2DEC([.I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0])+HEX2DEC([.L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0])+HEX2DEC([.O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0])+HEX2DEC([.R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0])+HEX2DEC([.U1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0])+HEX2DEC([.X13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isp_baddi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1])+HEX2DEC([.F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1])+HEX2DEC([.I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1])+HEX2DEC([.L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1])+HEX2DEC([.O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1])+HEX2DEC([.R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1])+HEX2DEC([.U1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1])+HEX2DEC([.X13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emplat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2])+HEX2DEC([.F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2])+HEX2DEC([.I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2])+HEX2DEC([.L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2])+HEX2DEC([.O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2])+HEX2DEC([.R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2])+HEX2DEC([.U1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2])+HEX2DEC([.X13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arpClaw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3])+HEX2DEC([.F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3])+HEX2DEC([.I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3])+HEX2DEC([.L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3])+HEX2DEC([.O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3])+HEX2DEC([.R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3])+HEX2DEC([.U1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3])+HEX2DEC([.X13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robotPa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4])+HEX2DEC([.F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4])+HEX2DEC([.I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4])+HEX2DEC([.L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4])+HEX2DEC([.O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4])+HEX2DEC([.R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4])+HEX2DEC([.U1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4])+HEX2DEC([.X13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ikadal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5])+HEX2DEC([.F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5])+HEX2DEC([.I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5])+HEX2DEC([.L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5])+HEX2DEC([.O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5])+HEX2DEC([.R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5])+HEX2DEC([.U1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5])+HEX2DEC([.X13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utatedeba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6])+HEX2DEC([.F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6])+HEX2DEC([.I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6])+HEX2DEC([.L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6])+HEX2DEC([.O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6])+HEX2DEC([.R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6])+HEX2DEC([.U1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6])+HEX2DEC([.X13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re_snowwor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7])+HEX2DEC([.F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7])+HEX2DEC([.I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7])+HEX2DEC([.L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7])+HEX2DEC([.O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7])+HEX2DEC([.R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7])+HEX2DEC([.U1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7])+HEX2DEC([.X13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aby_snowwor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8])+HEX2DEC([.F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8])+HEX2DEC([.I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8])+HEX2DEC([.L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8])+HEX2DEC([.O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8])+HEX2DEC([.R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8])+HEX2DEC([.U1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8])+HEX2DEC([.X13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all_crawl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39])+HEX2DEC([.F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39])+HEX2DEC([.I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39])+HEX2DEC([.L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39])+HEX2DEC([.O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39])+HEX2DEC([.R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39])+HEX2DEC([.U1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39])+HEX2DEC([.X13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rope_baddi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0])+HEX2DEC([.F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0])+HEX2DEC([.I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0])+HEX2DEC([.L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0])+HEX2DEC([.O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0])+HEX2DEC([.R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0])+HEX2DEC([.U1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0])+HEX2DEC([.X14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umbleweedbus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1])+HEX2DEC([.F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1])+HEX2DEC([.I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1])+HEX2DEC([.L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1])+HEX2DEC([.O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1])+HEX2DEC([.R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1])+HEX2DEC([.U1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1])+HEX2DEC([.X14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umblewee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2])+HEX2DEC([.F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2])+HEX2DEC([.I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2])+HEX2DEC([.L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2])+HEX2DEC([.O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2])+HEX2DEC([.R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2])+HEX2DEC([.U1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2])+HEX2DEC([.X14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keetla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3])+HEX2DEC([.F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3])+HEX2DEC([.I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3])+HEX2DEC([.L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3])+HEX2DEC([.O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3])+HEX2DEC([.R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3])+HEX2DEC([.U1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3])+HEX2DEC([.X14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cratercritt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4])+HEX2DEC([.F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4])+HEX2DEC([.I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4])+HEX2DEC([.L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4])+HEX2DEC([.O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4])+HEX2DEC([.R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4])+HEX2DEC([.U1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4])+HEX2DEC([.X14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eapon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5])+HEX2DEC([.F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5])+HEX2DEC([.I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5])+HEX2DEC([.L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5])+HEX2DEC([.O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5])+HEX2DEC([.R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5])+HEX2DEC([.U1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5])+HEX2DEC([.X14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nn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6])+HEX2DEC([.F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6])+HEX2DEC([.I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6])+HEX2DEC([.L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6])+HEX2DEC([.O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6])+HEX2DEC([.R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6])+HEX2DEC([.U1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6])+HEX2DEC([.X14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nnon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7])+HEX2DEC([.F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7])+HEX2DEC([.I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7])+HEX2DEC([.L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7])+HEX2DEC([.O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7])+HEX2DEC([.R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7])+HEX2DEC([.U1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7])+HEX2DEC([.X14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renad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8])+HEX2DEC([.F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8])+HEX2DEC([.I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8])+HEX2DEC([.L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8])+HEX2DEC([.O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8])+HEX2DEC([.R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8])+HEX2DEC([.U1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8])+HEX2DEC([.X14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llectab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49])+HEX2DEC([.F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49])+HEX2DEC([.I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49])+HEX2DEC([.L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49])+HEX2DEC([.O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49])+HEX2DEC([.R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49])+HEX2DEC([.U1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49])+HEX2DEC([.X14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agicdus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0])+HEX2DEC([.F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0])+HEX2DEC([.I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0])+HEX2DEC([.L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0])+HEX2DEC([.O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0])+HEX2DEC([.R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0])+HEX2DEC([.U1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0])+HEX2DEC([.X15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ushpu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1])+HEX2DEC([.F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1])+HEX2DEC([.I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1])+HEX2DEC([.L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1])+HEX2DEC([.O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1])+HEX2DEC([.R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1])+HEX2DEC([.U1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1])+HEX2DEC([.X15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idekickto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2])+HEX2DEC([.F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2])+HEX2DEC([.I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2])+HEX2DEC([.L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2])+HEX2DEC([.O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2])+HEX2DEC([.R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2])+HEX2DEC([.U1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2])+HEX2DEC([.X15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roj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3])+HEX2DEC([.F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3])+HEX2DEC([.I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3])+HEX2DEC([.L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3])+HEX2DEC([.O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3])+HEX2DEC([.R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3])+HEX2DEC([.U1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3])+HEX2DEC([.X15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RESSURE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4])+HEX2DEC([.F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4])+HEX2DEC([.I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4])+HEX2DEC([.L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4])+HEX2DEC([.O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4])+HEX2DEC([.R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4])+HEX2DEC([.U1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4])+HEX2DEC([.X15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ressure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5])+HEX2DEC([.F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5])+HEX2DEC([.I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5])+HEX2DEC([.L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5])+HEX2DEC([.O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5])+HEX2DEC([.R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5])+HEX2DEC([.U1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5])+HEX2DEC([.X15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EQOBJ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6])+HEX2DEC([.F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6])+HEX2DEC([.I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6])+HEX2DEC([.L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6])+HEX2DEC([.O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6])+HEX2DEC([.R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6])+HEX2DEC([.U1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6])+HEX2DEC([.X15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oodbag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7])+HEX2DEC([.F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7])+HEX2DEC([.I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7])+HEX2DEC([.L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7])+HEX2DEC([.O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7])+HEX2DEC([.R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7])+HEX2DEC([.U1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7])+HEX2DEC([.X15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agicpla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8])+HEX2DEC([.F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8])+HEX2DEC([.I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8])+HEX2DEC([.L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8])+HEX2DEC([.O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8])+HEX2DEC([.R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8])+HEX2DEC([.U1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8])+HEX2DEC([.X15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ust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59])+HEX2DEC([.F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59])+HEX2DEC([.I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59])+HEX2DEC([.L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59])+HEX2DEC([.O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59])+HEX2DEC([.R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59])+HEX2DEC([.U1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59])+HEX2DEC([.X15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mallbaske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0])+HEX2DEC([.F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0])+HEX2DEC([.I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0])+HEX2DEC([.L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0])+HEX2DEC([.O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0])+HEX2DEC([.R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0])+HEX2DEC([.U1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0])+HEX2DEC([.X16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ediumbaske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1])+HEX2DEC([.F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1])+HEX2DEC([.I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1])+HEX2DEC([.L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1])+HEX2DEC([.O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1])+HEX2DEC([.R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1])+HEX2DEC([.U1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1])+HEX2DEC([.X16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arab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2])+HEX2DEC([.F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2])+HEX2DEC([.I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2])+HEX2DEC([.L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2])+HEX2DEC([.O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2])+HEX2DEC([.R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2])+HEX2DEC([.U1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2])+HEX2DEC([.X16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anternfirefl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3])+HEX2DEC([.F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3])+HEX2DEC([.I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3])+HEX2DEC([.L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3])+HEX2DEC([.O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3])+HEX2DEC([.R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3])+HEX2DEC([.U1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3])+HEX2DEC([.X16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arre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4])+HEX2DEC([.F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4])+HEX2DEC([.I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4])+HEX2DEC([.L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4])+HEX2DEC([.O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4])+HEX2DEC([.R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4])+HEX2DEC([.U1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4])+HEX2DEC([.X16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adder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5])+HEX2DEC([.F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5])+HEX2DEC([.I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5])+HEX2DEC([.L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5])+HEX2DEC([.O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5])+HEX2DEC([.R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5])+HEX2DEC([.U1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5])+HEX2DEC([.X16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aterfall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6])+HEX2DEC([.F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6])+HEX2DEC([.I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6])+HEX2DEC([.L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6])+HEX2DEC([.O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6])+HEX2DEC([.R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6])+HEX2DEC([.U1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6])+HEX2DEC([.X16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ackpac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7])+HEX2DEC([.F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7])+HEX2DEC([.I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7])+HEX2DEC([.L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7])+HEX2DEC([.O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7])+HEX2DEC([.R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7])+HEX2DEC([.U1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7])+HEX2DEC([.X16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andedArwing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8])+HEX2DEC([.F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8])+HEX2DEC([.I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8])+HEX2DEC([.L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8])+HEX2DEC([.O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8])+HEX2DEC([.R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8])+HEX2DEC([.U1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8])+HEX2DEC([.X16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taffacti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69])+HEX2DEC([.F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69])+HEX2DEC([.I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69])+HEX2DEC([.L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69])+HEX2DEC([.O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69])+HEX2DEC([.R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69])+HEX2DEC([.U1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69])+HEX2DEC([.X16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easureches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0])+HEX2DEC([.F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0])+HEX2DEC([.I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0])+HEX2DEC([.L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0])+HEX2DEC([.O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0])+HEX2DEC([.R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0])+HEX2DEC([.U1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0])+HEX2DEC([.X17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mpfir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1])+HEX2DEC([.F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1])+HEX2DEC([.I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1])+HEX2DEC([.L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1])+HEX2DEC([.O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1])+HEX2DEC([.R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1])+HEX2DEC([.U1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1])+HEX2DEC([.X17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enprop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2])+HEX2DEC([.F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2])+HEX2DEC([.I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2])+HEX2DEC([.L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2])+HEX2DEC([.O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2])+HEX2DEC([.R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2])+HEX2DEC([.U1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2])+HEX2DEC([.X17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fxemi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3])+HEX2DEC([.F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3])+HEX2DEC([.I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3])+HEX2DEC([.L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3])+HEX2DEC([.O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3])+HEX2DEC([.R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3])+HEX2DEC([.U1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3])+HEX2DEC([.X17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ansport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4])+HEX2DEC([.F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4])+HEX2DEC([.I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4])+HEX2DEC([.L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4])+HEX2DEC([.O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4])+HEX2DEC([.R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4])+HEX2DEC([.U1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4])+HEX2DEC([.X17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utotransport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5])+HEX2DEC([.F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5])+HEX2DEC([.I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5])+HEX2DEC([.L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5])+HEX2DEC([.O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5])+HEX2DEC([.R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5])+HEX2DEC([.U1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5])+HEX2DEC([.X17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reenoverla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6])+HEX2DEC([.F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6])+HEX2DEC([.I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6])+HEX2DEC([.L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6])+HEX2DEC([.O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6])+HEX2DEC([.R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6])+HEX2DEC([.U1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6])+HEX2DEC([.X17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lpha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7])+HEX2DEC([.F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7])+HEX2DEC([.I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7])+HEX2DEC([.L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7])+HEX2DEC([.O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7])+HEX2DEC([.R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7])+HEX2DEC([.U1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7])+HEX2DEC([.X17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round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8])+HEX2DEC([.F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8])+HEX2DEC([.I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8])+HEX2DEC([.L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8])+HEX2DEC([.O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8])+HEX2DEC([.R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8])+HEX2DEC([.U1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8])+HEX2DEC([.X17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ack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79])+HEX2DEC([.F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79])+HEX2DEC([.I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79])+HEX2DEC([.L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79])+HEX2DEC([.O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79])+HEX2DEC([.R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79])+HEX2DEC([.U1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79])+HEX2DEC([.X17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EXPLOD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0])+HEX2DEC([.F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0])+HEX2DEC([.I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0])+HEX2DEC([.L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0])+HEX2DEC([.O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0])+HEX2DEC([.R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0])+HEX2DEC([.U1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0])+HEX2DEC([.X18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ewtrigg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1])+HEX2DEC([.F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1])+HEX2DEC([.I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1])+HEX2DEC([.L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1])+HEX2DEC([.O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1])+HEX2DEC([.R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1])+HEX2DEC([.U1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1])+HEX2DEC([.X18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guardia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2])+HEX2DEC([.F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2])+HEX2DEC([.I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2])+HEX2DEC([.L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2])+HEX2DEC([.O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2])+HEX2DEC([.R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2])+HEX2DEC([.U1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2])+HEX2DEC([.X18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indlif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3])+HEX2DEC([.F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3])+HEX2DEC([.I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3])+HEX2DEC([.L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3])+HEX2DEC([.O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3])+HEX2DEC([.R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3])+HEX2DEC([.U1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3])+HEX2DEC([.X18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crysta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4])+HEX2DEC([.F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4])+HEX2DEC([.I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4])+HEX2DEC([.L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4])+HEX2DEC([.O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4])+HEX2DEC([.R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4])+HEX2DEC([.U1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4])+HEX2DEC([.X18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bab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5])+HEX2DEC([.F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5])+HEX2DEC([.I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5])+HEX2DEC([.L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5])+HEX2DEC([.O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5])+HEX2DEC([.R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5])+HEX2DEC([.U1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5])+HEX2DEC([.X18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prisonguar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6])+HEX2DEC([.F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6])+HEX2DEC([.I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6])+HEX2DEC([.L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6])+HEX2DEC([.O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6])+HEX2DEC([.R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6])+HEX2DEC([.U1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6])+HEX2DEC([.X18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robotpa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7])+HEX2DEC([.F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7])+HEX2DEC([.I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7])+HEX2DEC([.L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7])+HEX2DEC([.O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7])+HEX2DEC([.R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7])+HEX2DEC([.U1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7])+HEX2DEC([.X18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toggle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8])+HEX2DEC([.F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8])+HEX2DEC([.I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8])+HEX2DEC([.L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8])+HEX2DEC([.O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8])+HEX2DEC([.R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8])+HEX2DEC([.U1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8])+HEX2DEC([.X18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barre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89])+HEX2DEC([.F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89])+HEX2DEC([.I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89])+HEX2DEC([.L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89])+HEX2DEC([.O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89])+HEX2DEC([.R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89])+HEX2DEC([.U1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89])+HEX2DEC([.X18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explod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0])+HEX2DEC([.F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0])+HEX2DEC([.I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0])+HEX2DEC([.L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0])+HEX2DEC([.O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0])+HEX2DEC([.R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0])+HEX2DEC([.U1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0])+HEX2DEC([.X19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force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1])+HEX2DEC([.F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1])+HEX2DEC([.I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1])+HEX2DEC([.L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1])+HEX2DEC([.O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1])+HEX2DEC([.R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1])+HEX2DEC([.U1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1])+HEX2DEC([.X19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treasRobo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2])+HEX2DEC([.F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2])+HEX2DEC([.I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2])+HEX2DEC([.L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2])+HEX2DEC([.O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2])+HEX2DEC([.R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2])+HEX2DEC([.U1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2])+HEX2DEC([.X19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leve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3])+HEX2DEC([.F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3])+HEX2DEC([.I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3])+HEX2DEC([.L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3])+HEX2DEC([.O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3])+HEX2DEC([.R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3])+HEX2DEC([.U1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3])+HEX2DEC([.X19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TreasSharp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4])+HEX2DEC([.F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4])+HEX2DEC([.I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4])+HEX2DEC([.L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4])+HEX2DEC([.O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4])+HEX2DEC([.R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4])+HEX2DEC([.U1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4])+HEX2DEC([.X19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chuckobj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5])+HEX2DEC([.F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5])+HEX2DEC([.I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5])+HEX2DEC([.L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5])+HEX2DEC([.O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5])+HEX2DEC([.R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5])+HEX2DEC([.U1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5])+HEX2DEC([.X19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Fwalltor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6])+HEX2DEC([.F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6])+HEX2DEC([.I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6])+HEX2DEC([.L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6])+HEX2DEC([.O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6])+HEX2DEC([.R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6])+HEX2DEC([.U1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6])+HEX2DEC([.X19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barre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7])+HEX2DEC([.F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7])+HEX2DEC([.I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7])+HEX2DEC([.L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7])+HEX2DEC([.O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7])+HEX2DEC([.R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7])+HEX2DEC([.U1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7])+HEX2DEC([.X19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level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8])+HEX2DEC([.F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8])+HEX2DEC([.I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8])+HEX2DEC([.L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8])+HEX2DEC([.O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8])+HEX2DEC([.R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8])+HEX2DEC([.U1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8])+HEX2DEC([.X19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asteroi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199])+HEX2DEC([.F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199])+HEX2DEC([.I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199])+HEX2DEC([.L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199])+HEX2DEC([.O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199])+HEX2DEC([.R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199])+HEX2DEC([.U1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199])+HEX2DEC([.X19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moonroc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0])+HEX2DEC([.F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0])+HEX2DEC([.I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0])+HEX2DEC([.L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0])+HEX2DEC([.O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0])+HEX2DEC([.R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0])+HEX2DEC([.U2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0])+HEX2DEC([.X20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P_gyserve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1])+HEX2DEC([.F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1])+HEX2DEC([.I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1])+HEX2DEC([.L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1])+HEX2DEC([.O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1])+HEX2DEC([.R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1])+HEX2DEC([.U2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1])+HEX2DEC([.X20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highto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2])+HEX2DEC([.F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2])+HEX2DEC([.I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2])+HEX2DEC([.L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2])+HEX2DEC([.O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2])+HEX2DEC([.R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2])+HEX2DEC([.U2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2])+HEX2DEC([.X20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andwormBos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3])+HEX2DEC([.F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3])+HEX2DEC([.I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3])+HEX2DEC([.L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3])+HEX2DEC([.O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3])+HEX2DEC([.R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3])+HEX2DEC([.U2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3])+HEX2DEC([.X20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asve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4])+HEX2DEC([.F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4])+HEX2DEC([.I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4])+HEX2DEC([.L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4])+HEX2DEC([.O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4])+HEX2DEC([.R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4])+HEX2DEC([.U2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4])+HEX2DEC([.X20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nnontarget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5])+HEX2DEC([.F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5])+HEX2DEC([.I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5])+HEX2DEC([.L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5])+HEX2DEC([.O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5])+HEX2DEC([.R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5])+HEX2DEC([.U2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5])+HEX2DEC([.X20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asvent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6])+HEX2DEC([.F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6])+HEX2DEC([.I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6])+HEX2DEC([.L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6])+HEX2DEC([.O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6])+HEX2DEC([.R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6])+HEX2DEC([.U2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6])+HEX2DEC([.X20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IMicic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7])+HEX2DEC([.F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7])+HEX2DEC([.I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7])+HEX2DEC([.L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7])+HEX2DEC([.O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7])+HEX2DEC([.R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7])+HEX2DEC([.U2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7])+HEX2DEC([.X20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IMspacecraf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8])+HEX2DEC([.F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8])+HEX2DEC([.I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8])+HEX2DEC([.L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8])+HEX2DEC([.O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8])+HEX2DEC([.R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8])+HEX2DEC([.U2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8])+HEX2DEC([.X20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lava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09])+HEX2DEC([.F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09])+HEX2DEC([.I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09])+HEX2DEC([.L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09])+HEX2DEC([.O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09])+HEX2DEC([.R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09])+HEX2DEC([.U2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09])+HEX2DEC([.X20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logfir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0])+HEX2DEC([.F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0])+HEX2DEC([.I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0])+HEX2DEC([.L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0])+HEX2DEC([.O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0])+HEX2DEC([.R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0])+HEX2DEC([.U2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0])+HEX2DEC([.X21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snow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1])+HEX2DEC([.F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1])+HEX2DEC([.I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1])+HEX2DEC([.L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1])+HEX2DEC([.O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1])+HEX2DEC([.R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1])+HEX2DEC([.U2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1])+HEX2DEC([.X21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bould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2])+HEX2DEC([.F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2])+HEX2DEC([.I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2])+HEX2DEC([.L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2])+HEX2DEC([.O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2])+HEX2DEC([.R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2])+HEX2DEC([.U2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2])+HEX2DEC([.X21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cann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3])+HEX2DEC([.F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3])+HEX2DEC([.I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3])+HEX2DEC([.L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3])+HEX2DEC([.O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3])+HEX2DEC([.R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3])+HEX2DEC([.U2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3])+HEX2DEC([.X21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lavasmas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4])+HEX2DEC([.F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4])+HEX2DEC([.I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4])+HEX2DEC([.L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4])+HEX2DEC([.O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4])+HEX2DEC([.R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4])+HEX2DEC([.U2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4])+HEX2DEC([.X21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explosi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5])+HEX2DEC([.F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5])+HEX2DEC([.I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5])+HEX2DEC([.L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5])+HEX2DEC([.O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5])+HEX2DEC([.R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5])+HEX2DEC([.U2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5])+HEX2DEC([.X21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wooddoo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6])+HEX2DEC([.F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6])+HEX2DEC([.I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6])+HEX2DEC([.L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6])+HEX2DEC([.O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6])+HEX2DEC([.R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6])+HEX2DEC([.U2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6])+HEX2DEC([.X21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lev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7])+HEX2DEC([.F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7])+HEX2DEC([.I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7])+HEX2DEC([.L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7])+HEX2DEC([.O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7])+HEX2DEC([.R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7])+HEX2DEC([.U2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7])+HEX2DEC([.X21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conveyo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8])+HEX2DEC([.F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8])+HEX2DEC([.I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8])+HEX2DEC([.L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8])+HEX2DEC([.O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8])+HEX2DEC([.R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8])+HEX2DEC([.U2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8])+HEX2DEC([.X21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flameburs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19])+HEX2DEC([.F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19])+HEX2DEC([.I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19])+HEX2DEC([.L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19])+HEX2DEC([.O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19])+HEX2DEC([.R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19])+HEX2DEC([.U2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19])+HEX2DEC([.X21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snow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0])+HEX2DEC([.F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0])+HEX2DEC([.I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0])+HEX2DEC([.L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0])+HEX2DEC([.O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0])+HEX2DEC([.R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0])+HEX2DEC([.U2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0])+HEX2DEC([.X22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projroc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1])+HEX2DEC([.F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1])+HEX2DEC([.I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1])+HEX2DEC([.L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1])+HEX2DEC([.O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1])+HEX2DEC([.R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1])+HEX2DEC([.U2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1])+HEX2DEC([.X22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lif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2])+HEX2DEC([.F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2])+HEX2DEC([.I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2])+HEX2DEC([.L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2])+HEX2DEC([.O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2])+HEX2DEC([.R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2])+HEX2DEC([.U2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2])+HEX2DEC([.X22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2icic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3])+HEX2DEC([.F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3])+HEX2DEC([.I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3])+HEX2DEC([.L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3])+HEX2DEC([.O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3])+HEX2DEC([.R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3])+HEX2DEC([.U2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3])+HEX2DEC([.X22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bos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4])+HEX2DEC([.F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4])+HEX2DEC([.I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4])+HEX2DEC([.L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4])+HEX2DEC([.O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4])+HEX2DEC([.R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4])+HEX2DEC([.U2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4])+HEX2DEC([.X22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bosstonsi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5])+HEX2DEC([.F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5])+HEX2DEC([.I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5])+HEX2DEC([.L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5])+HEX2DEC([.O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5])+HEX2DEC([.R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5])+HEX2DEC([.U2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5])+HEX2DEC([.X22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IMbossspi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6])+HEX2DEC([.F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6])+HEX2DEC([.I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6])+HEX2DEC([.L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6])+HEX2DEC([.O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6])+HEX2DEC([.R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6])+HEX2DEC([.U2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6])+HEX2DEC([.X22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crad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7])+HEX2DEC([.F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7])+HEX2DEC([.I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7])+HEX2DEC([.L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7])+HEX2DEC([.O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7])+HEX2DEC([.R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7])+HEX2DEC([.U2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7])+HEX2DEC([.X22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pulle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8])+HEX2DEC([.F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8])+HEX2DEC([.I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8])+HEX2DEC([.L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8])+HEX2DEC([.O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8])+HEX2DEC([.R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8])+HEX2DEC([.U2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8])+HEX2DEC([.X22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barre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29])+HEX2DEC([.F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29])+HEX2DEC([.I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29])+HEX2DEC([.L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29])+HEX2DEC([.O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29])+HEX2DEC([.R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29])+HEX2DEC([.U2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29])+HEX2DEC([.X22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barrel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0])+HEX2DEC([.F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0])+HEX2DEC([.I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0])+HEX2DEC([.L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0])+HEX2DEC([.O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0])+HEX2DEC([.R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0])+HEX2DEC([.U2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0])+HEX2DEC([.X23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mo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1])+HEX2DEC([.F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1])+HEX2DEC([.I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1])+HEX2DEC([.L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1])+HEX2DEC([.O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1])+HEX2DEC([.R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1])+HEX2DEC([.U2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1])+HEX2DEC([.X23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whirlpo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2])+HEX2DEC([.F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2])+HEX2DEC([.I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2])+HEX2DEC([.L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2])+HEX2DEC([.O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2])+HEX2DEC([.R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2])+HEX2DEC([.U2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2])+HEX2DEC([.X23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lanter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3])+HEX2DEC([.F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3])+HEX2DEC([.I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3])+HEX2DEC([.L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3])+HEX2DEC([.O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3])+HEX2DEC([.R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3])+HEX2DEC([.U2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3])+HEX2DEC([.X23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eato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4])+HEX2DEC([.F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4])+HEX2DEC([.I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4])+HEX2DEC([.L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4])+HEX2DEC([.O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4])+HEX2DEC([.R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4])+HEX2DEC([.U2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4])+HEX2DEC([.X23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mshrineshrin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5])+HEX2DEC([.F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5])+HEX2DEC([.I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5])+HEX2DEC([.L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5])+HEX2DEC([.O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5])+HEX2DEC([.R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5])+HEX2DEC([.U2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5])+HEX2DEC([.X23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rin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6])+HEX2DEC([.F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6])+HEX2DEC([.I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6])+HEX2DEC([.L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6])+HEX2DEC([.O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6])+HEX2DEC([.R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6])+HEX2DEC([.U2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6])+HEX2DEC([.X23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nimobj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7])+HEX2DEC([.F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7])+HEX2DEC([.I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7])+HEX2DEC([.L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7])+HEX2DEC([.O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7])+HEX2DEC([.R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7])+HEX2DEC([.U2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7])+HEX2DEC([.X23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lybaddi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8])+HEX2DEC([.F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8])+HEX2DEC([.I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8])+HEX2DEC([.L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8])+HEX2DEC([.O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8])+HEX2DEC([.R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8])+HEX2DEC([.U2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8])+HEX2DEC([.X23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lris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39])+HEX2DEC([.F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39])+HEX2DEC([.I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39])+HEX2DEC([.L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39])+HEX2DEC([.O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39])+HEX2DEC([.R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39])+HEX2DEC([.U2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39])+HEX2DEC([.X23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ymb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0])+HEX2DEC([.F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0])+HEX2DEC([.I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0])+HEX2DEC([.L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0])+HEX2DEC([.O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0])+HEX2DEC([.R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0])+HEX2DEC([.U2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0])+HEX2DEC([.X24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roj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1])+HEX2DEC([.F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1])+HEX2DEC([.I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1])+HEX2DEC([.L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1])+HEX2DEC([.O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1])+HEX2DEC([.R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1])+HEX2DEC([.U2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1])+HEX2DEC([.X24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Wmammot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2])+HEX2DEC([.F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2])+HEX2DEC([.I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2])+HEX2DEC([.L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2])+HEX2DEC([.O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2])+HEX2DEC([.R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2])+HEX2DEC([.U2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2])+HEX2DEC([.X24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Wtrick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3])+HEX2DEC([.F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3])+HEX2DEC([.I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3])+HEX2DEC([.L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3])+HEX2DEC([.O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3])+HEX2DEC([.R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3])+HEX2DEC([.U2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3])+HEX2DEC([.X24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mushroo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4])+HEX2DEC([.F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4])+HEX2DEC([.I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4])+HEX2DEC([.L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4])+HEX2DEC([.O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4])+HEX2DEC([.R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4])+HEX2DEC([.U2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4])+HEX2DEC([.X24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killermushroo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5])+HEX2DEC([.F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5])+HEX2DEC([.I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5])+HEX2DEC([.L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5])+HEX2DEC([.O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5])+HEX2DEC([.R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5])+HEX2DEC([.U2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5])+HEX2DEC([.X24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rocketmushroo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6])+HEX2DEC([.F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6])+HEX2DEC([.I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6])+HEX2DEC([.L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6])+HEX2DEC([.O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6])+HEX2DEC([.R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6])+HEX2DEC([.U2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6])+HEX2DEC([.X24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spor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7])+HEX2DEC([.F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7])+HEX2DEC([.I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7])+HEX2DEC([.L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7])+HEX2DEC([.O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7])+HEX2DEC([.R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7])+HEX2DEC([.U2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7])+HEX2DEC([.X24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thorntai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8])+HEX2DEC([.F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8])+HEX2DEC([.I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8])+HEX2DEC([.L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8])+HEX2DEC([.O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8])+HEX2DEC([.R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8])+HEX2DEC([.U2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8])+HEX2DEC([.X24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roo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49])+HEX2DEC([.F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49])+HEX2DEC([.I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49])+HEX2DEC([.L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49])+HEX2DEC([.O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49])+HEX2DEC([.R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49])+HEX2DEC([.U2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49])+HEX2DEC([.X24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level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0])+HEX2DEC([.F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0])+HEX2DEC([.I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0])+HEX2DEC([.L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0])+HEX2DEC([.O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0])+HEX2DEC([.R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0])+HEX2DEC([.U2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0])+HEX2DEC([.X25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lightfoo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1])+HEX2DEC([.F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1])+HEX2DEC([.I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1])+HEX2DEC([.L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1])+HEX2DEC([.O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1])+HEX2DEC([.R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1])+HEX2DEC([.U2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1])+HEX2DEC([.X25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chieflightfoo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2])+HEX2DEC([.F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2])+HEX2DEC([.I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2])+HEX2DEC([.L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2])+HEX2DEC([.O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2])+HEX2DEC([.R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2])+HEX2DEC([.U2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2])+HEX2DEC([.X25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lanter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3])+HEX2DEC([.F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3])+HEX2DEC([.I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3])+HEX2DEC([.L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3])+HEX2DEC([.O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3])+HEX2DEC([.R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3])+HEX2DEC([.U2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3])+HEX2DEC([.X25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collectable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4])+HEX2DEC([.F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4])+HEX2DEC([.I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4])+HEX2DEC([.L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4])+HEX2DEC([.O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4])+HEX2DEC([.R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4])+HEX2DEC([.U2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4])+HEX2DEC([.X25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animobj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5])+HEX2DEC([.F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5])+HEX2DEC([.I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5])+HEX2DEC([.L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5])+HEX2DEC([.O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5])+HEX2DEC([.R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5])+HEX2DEC([.U2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5])+HEX2DEC([.X25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totemlogpuz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6])+HEX2DEC([.F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6])+HEX2DEC([.I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6])+HEX2DEC([.L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6])+HEX2DEC([.O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6])+HEX2DEC([.R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6])+HEX2DEC([.U2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6])+HEX2DEC([.X25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totembondpuz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7])+HEX2DEC([.F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7])+HEX2DEC([.I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7])+HEX2DEC([.L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7])+HEX2DEC([.O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7])+HEX2DEC([.R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7])+HEX2DEC([.U2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7])+HEX2DEC([.X25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totemstrengt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8])+HEX2DEC([.F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8])+HEX2DEC([.I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8])+HEX2DEC([.L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8])+HEX2DEC([.O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8])+HEX2DEC([.R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8])+HEX2DEC([.U2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8])+HEX2DEC([.X25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loudrunn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59])+HEX2DEC([.F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59])+HEX2DEC([.I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59])+HEX2DEC([.L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59])+HEX2DEC([.O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59])+HEX2DEC([.R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59])+HEX2DEC([.U2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59])+HEX2DEC([.X25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ropell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0])+HEX2DEC([.F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0])+HEX2DEC([.I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0])+HEX2DEC([.L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0])+HEX2DEC([.O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0])+HEX2DEC([.R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0])+HEX2DEC([.U2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0])+HEX2DEC([.X26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iphea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1])+HEX2DEC([.F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1])+HEX2DEC([.I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1])+HEX2DEC([.L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1])+HEX2DEC([.O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1])+HEX2DEC([.R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1])+HEX2DEC([.U2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1])+HEX2DEC([.X26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ipgu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2])+HEX2DEC([.F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2])+HEX2DEC([.I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2])+HEX2DEC([.L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2])+HEX2DEC([.O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2])+HEX2DEC([.R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2])+HEX2DEC([.U2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2])+HEX2DEC([.X26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rokecann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3])+HEX2DEC([.F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3])+HEX2DEC([.I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3])+HEX2DEC([.L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3])+HEX2DEC([.O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3])+HEX2DEC([.R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3])+HEX2DEC([.U2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3])+HEX2DEC([.X26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Psho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4])+HEX2DEC([.F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4])+HEX2DEC([.I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4])+HEX2DEC([.L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4])+HEX2DEC([.O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4])+HEX2DEC([.R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4])+HEX2DEC([.U2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4])+HEX2DEC([.X26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Pshopkeep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5])+HEX2DEC([.F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5])+HEX2DEC([.I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5])+HEX2DEC([.L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5])+HEX2DEC([.O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5])+HEX2DEC([.R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5])+HEX2DEC([.U2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5])+HEX2DEC([.X26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Pdrap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6])+HEX2DEC([.F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6])+HEX2DEC([.I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6])+HEX2DEC([.L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6])+HEX2DEC([.O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6])+HEX2DEC([.R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6])+HEX2DEC([.U2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6])+HEX2DEC([.X26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IMsnowbik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7])+HEX2DEC([.F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7])+HEX2DEC([.I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7])+HEX2DEC([.L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7])+HEX2DEC([.O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7])+HEX2DEC([.R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7])+HEX2DEC([.U2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7])+HEX2DEC([.X26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earthwal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8])+HEX2DEC([.F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8])+HEX2DEC([.I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8])+HEX2DEC([.L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8])+HEX2DEC([.O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8])+HEX2DEC([.R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8])+HEX2DEC([.U2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8])+HEX2DEC([.X26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snowbik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69])+HEX2DEC([.F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69])+HEX2DEC([.I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69])+HEX2DEC([.L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69])+HEX2DEC([.O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69])+HEX2DEC([.R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69])+HEX2DEC([.U2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69])+HEX2DEC([.X26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cloudrunn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0])+HEX2DEC([.F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0])+HEX2DEC([.I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0])+HEX2DEC([.L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0])+HEX2DEC([.O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0])+HEX2DEC([.R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0])+HEX2DEC([.U2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0])+HEX2DEC([.X27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eaddino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1])+HEX2DEC([.F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1])+HEX2DEC([.I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1])+HEX2DEC([.L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1])+HEX2DEC([.O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1])+HEX2DEC([.R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1])+HEX2DEC([.U2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1])+HEX2DEC([.X27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alltor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2])+HEX2DEC([.F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2])+HEX2DEC([.I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2])+HEX2DEC([.L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2])+HEX2DEC([.O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2])+HEX2DEC([.R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2])+HEX2DEC([.U27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2])+HEX2DEC([.X27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Mlev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3])+HEX2DEC([.F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3])+HEX2DEC([.I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3])+HEX2DEC([.L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3])+HEX2DEC([.O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3])+HEX2DEC([.R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3])+HEX2DEC([.U27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3])+HEX2DEC([.X27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mcrysta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4])+HEX2DEC([.F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4])+HEX2DEC([.I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4])+HEX2DEC([.L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4])+HEX2DEC([.O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4])+HEX2DEC([.R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4])+HEX2DEC([.U27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4])+HEX2DEC([.X27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awl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5])+HEX2DEC([.F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5])+HEX2DEC([.I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5])+HEX2DEC([.L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5])+HEX2DEC([.O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5])+HEX2DEC([.R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5])+HEX2DEC([.U27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5])+HEX2DEC([.X27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VFlev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6])+HEX2DEC([.F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6])+HEX2DEC([.I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6])+HEX2DEC([.L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6])+HEX2DEC([.O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6])+HEX2DEC([.R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6])+HEX2DEC([.U27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6])+HEX2DEC([.X27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latform1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7])+HEX2DEC([.F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7])+HEX2DEC([.I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7])+HEX2DEC([.L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7])+HEX2DEC([.O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7])+HEX2DEC([.R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7])+HEX2DEC([.U27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7])+HEX2DEC([.X27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oor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8])+HEX2DEC([.F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8])+HEX2DEC([.I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8])+HEX2DEC([.L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8])+HEX2DEC([.O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8])+HEX2DEC([.R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8])+HEX2DEC([.U27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8])+HEX2DEC([.X27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aghea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79])+HEX2DEC([.F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79])+HEX2DEC([.I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79])+HEX2DEC([.L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79])+HEX2DEC([.O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79])+HEX2DEC([.R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79])+HEX2DEC([.U27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79])+HEX2DEC([.X27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avaflow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0])+HEX2DEC([.F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0])+HEX2DEC([.I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0])+HEX2DEC([.L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0])+HEX2DEC([.O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0])+HEX2DEC([.R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0])+HEX2DEC([.U28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0])+HEX2DEC([.X28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pellplac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1])+HEX2DEC([.F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1])+HEX2DEC([.I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1])+HEX2DEC([.L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1])+HEX2DEC([.O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1])+HEX2DEC([.R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1])+HEX2DEC([.U28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1])+HEX2DEC([.X28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rockf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2])+HEX2DEC([.F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2])+HEX2DEC([.I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2])+HEX2DEC([.L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2])+HEX2DEC([.O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2])+HEX2DEC([.R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2])+HEX2DEC([.U28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2])+HEX2DEC([.X28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pointmu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3])+HEX2DEC([.F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3])+HEX2DEC([.I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3])+HEX2DEC([.L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3])+HEX2DEC([.O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3])+HEX2DEC([.R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3])+HEX2DEC([.U28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3])+HEX2DEC([.X28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waterflow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4])+HEX2DEC([.F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4])+HEX2DEC([.I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4])+HEX2DEC([.L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4])+HEX2DEC([.O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4])+HEX2DEC([.R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4])+HEX2DEC([.U28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4])+HEX2DEC([.X28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lightgo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5])+HEX2DEC([.F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5])+HEX2DEC([.I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5])+HEX2DEC([.L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5])+HEX2DEC([.O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5])+HEX2DEC([.R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5])+HEX2DEC([.U28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5])+HEX2DEC([.X28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bulle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6])+HEX2DEC([.F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6])+HEX2DEC([.I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6])+HEX2DEC([.L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6])+HEX2DEC([.O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6])+HEX2DEC([.R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6])+HEX2DEC([.U28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6])+HEX2DEC([.X28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protecti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7])+HEX2DEC([.F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7])+HEX2DEC([.I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7])+HEX2DEC([.L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7])+HEX2DEC([.O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7])+HEX2DEC([.R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7])+HEX2DEC([.U28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7])+HEX2DEC([.X28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Killbo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8])+HEX2DEC([.F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8])+HEX2DEC([.I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8])+HEX2DEC([.L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8])+HEX2DEC([.O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8])+HEX2DEC([.R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8])+HEX2DEC([.U28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8])+HEX2DEC([.X28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dustgeez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89])+HEX2DEC([.F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89])+HEX2DEC([.I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89])+HEX2DEC([.L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89])+HEX2DEC([.O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89])+HEX2DEC([.R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89])+HEX2DEC([.U28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89])+HEX2DEC([.X28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bonedus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0])+HEX2DEC([.F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0])+HEX2DEC([.I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0])+HEX2DEC([.L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0])+HEX2DEC([.O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0])+HEX2DEC([.R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0])+HEX2DEC([.U29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0])+HEX2DEC([.X29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Bstealerwor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1])+HEX2DEC([.F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1])+HEX2DEC([.I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1])+HEX2DEC([.L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1])+HEX2DEC([.O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1])+HEX2DEC([.R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1])+HEX2DEC([.U29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1])+HEX2DEC([.X29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USEOBJ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2])+HEX2DEC([.F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2])+HEX2DEC([.I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2])+HEX2DEC([.L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2])+HEX2DEC([.O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2])+HEX2DEC([.R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2])+HEX2DEC([.U29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2])+HEX2DEC([.X29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ORLDMAP_plane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3])+HEX2DEC([.F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3])+HEX2DEC([.I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3])+HEX2DEC([.L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3])+HEX2DEC([.O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3])+HEX2DEC([.R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3])+HEX2DEC([.U29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3])+HEX2DEC([.X29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snowclaw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4])+HEX2DEC([.F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4])+HEX2DEC([.I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4])+HEX2DEC([.L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4])+HEX2DEC([.O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4])+HEX2DEC([.R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4])+HEX2DEC([.U29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4])+HEX2DEC([.X29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fueltan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5])+HEX2DEC([.F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5])+HEX2DEC([.I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5])+HEX2DEC([.L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5])+HEX2DEC([.O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5])+HEX2DEC([.R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5])+HEX2DEC([.U29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5])+HEX2DEC([.X29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dropbomb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6])+HEX2DEC([.F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6])+HEX2DEC([.I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6])+HEX2DEC([.L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6])+HEX2DEC([.O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6])+HEX2DEC([.R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6])+HEX2DEC([.U29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6])+HEX2DEC([.X29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EX_level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7])+HEX2DEC([.F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7])+HEX2DEC([.I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7])+HEX2DEC([.L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7])+HEX2DEC([.O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7])+HEX2DEC([.R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7])+HEX2DEC([.U29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7])+HEX2DEC([.X29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EX_tre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8])+HEX2DEC([.F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8])+HEX2DEC([.I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8])+HEX2DEC([.L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8])+HEX2DEC([.O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8])+HEX2DEC([.R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8])+HEX2DEC([.U29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8])+HEX2DEC([.X29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EX_Lazerw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299])+HEX2DEC([.F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299])+HEX2DEC([.I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299])+HEX2DEC([.L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299])+HEX2DEC([.O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299])+HEX2DEC([.R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299])+HEX2DEC([.U29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299])+HEX2DEC([.X29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laserturre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0])+HEX2DEC([.F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0])+HEX2DEC([.I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0])+HEX2DEC([.L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0])+HEX2DEC([.O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0])+HEX2DEC([.R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0])+HEX2DEC([.U30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0])+HEX2DEC([.X30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pushcar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1])+HEX2DEC([.F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1])+HEX2DEC([.I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1])+HEX2DEC([.L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1])+HEX2DEC([.O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1])+HEX2DEC([.R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1])+HEX2DEC([.U30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1])+HEX2DEC([.X30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Cloudbal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2])+HEX2DEC([.F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2])+HEX2DEC([.I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2])+HEX2DEC([.L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2])+HEX2DEC([.O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2])+HEX2DEC([.R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2])+HEX2DEC([.U30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2])+HEX2DEC([.X30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simplehuma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3])+HEX2DEC([.F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3])+HEX2DEC([.I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3])+HEX2DEC([.L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3])+HEX2DEC([.O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3])+HEX2DEC([.R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3])+HEX2DEC([.U30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3])+HEX2DEC([.X30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youtub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4])+HEX2DEC([.F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4])+HEX2DEC([.I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4])+HEX2DEC([.L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4])+HEX2DEC([.O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4])+HEX2DEC([.R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4])+HEX2DEC([.U30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4])+HEX2DEC([.X30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explodeDoo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5])+HEX2DEC([.F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5])+HEX2DEC([.I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5])+HEX2DEC([.L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5])+HEX2DEC([.O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5])+HEX2DEC([.R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5])+HEX2DEC([.U30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5])+HEX2DEC([.X30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cloudcag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6])+HEX2DEC([.F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6])+HEX2DEC([.I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6])+HEX2DEC([.L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6])+HEX2DEC([.O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6])+HEX2DEC([.R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6])+HEX2DEC([.U30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6])+HEX2DEC([.X30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shack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7])+HEX2DEC([.F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7])+HEX2DEC([.I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7])+HEX2DEC([.L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7])+HEX2DEC([.O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7])+HEX2DEC([.R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7])+HEX2DEC([.U30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7])+HEX2DEC([.X30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highto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8])+HEX2DEC([.F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8])+HEX2DEC([.I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8])+HEX2DEC([.L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8])+HEX2DEC([.O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8])+HEX2DEC([.R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8])+HEX2DEC([.U30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8])+HEX2DEC([.X30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picku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09])+HEX2DEC([.F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09])+HEX2DEC([.I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09])+HEX2DEC([.L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09])+HEX2DEC([.O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09])+HEX2DEC([.R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09])+HEX2DEC([.U30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09])+HEX2DEC([.X30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crad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0])+HEX2DEC([.F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0])+HEX2DEC([.I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0])+HEX2DEC([.L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0])+HEX2DEC([.O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0])+HEX2DEC([.R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0])+HEX2DEC([.U31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0])+HEX2DEC([.X31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pulley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1])+HEX2DEC([.F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1])+HEX2DEC([.I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1])+HEX2DEC([.L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1])+HEX2DEC([.O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1])+HEX2DEC([.R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1])+HEX2DEC([.U31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1])+HEX2DEC([.X31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halo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2])+HEX2DEC([.F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2])+HEX2DEC([.I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2])+HEX2DEC([.L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2])+HEX2DEC([.O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2])+HEX2DEC([.R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2])+HEX2DEC([.U31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2])+HEX2DEC([.X31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barrelplac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3])+HEX2DEC([.F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3])+HEX2DEC([.I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3])+HEX2DEC([.L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3])+HEX2DEC([.O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3])+HEX2DEC([.R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3])+HEX2DEC([.U31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3])+HEX2DEC([.X31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Walpha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4])+HEX2DEC([.F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4])+HEX2DEC([.I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4])+HEX2DEC([.L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4])+HEX2DEC([.O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4])+HEX2DEC([.R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4])+HEX2DEC([.U31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4])+HEX2DEC([.X31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pushblock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5])+HEX2DEC([.F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5])+HEX2DEC([.I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5])+HEX2DEC([.L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5])+HEX2DEC([.O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5])+HEX2DEC([.R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5])+HEX2DEC([.U31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5])+HEX2DEC([.X31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levcontro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6])+HEX2DEC([.F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6])+HEX2DEC([.I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6])+HEX2DEC([.L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6])+HEX2DEC([.O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6])+HEX2DEC([.R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6])+HEX2DEC([.U31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6])+HEX2DEC([.X31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beacon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7])+HEX2DEC([.F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7])+HEX2DEC([.I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7])+HEX2DEC([.L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7])+HEX2DEC([.O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7])+HEX2DEC([.R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7])+HEX2DEC([.U31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7])+HEX2DEC([.X31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pressureswit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8])+HEX2DEC([.F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8])+HEX2DEC([.I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8])+HEX2DEC([.L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8])+HEX2DEC([.O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8])+HEX2DEC([.R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8])+HEX2DEC([.U31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8])+HEX2DEC([.X31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dial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19])+HEX2DEC([.F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19])+HEX2DEC([.I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19])+HEX2DEC([.L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19])+HEX2DEC([.O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19])+HEX2DEC([.R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19])+HEX2DEC([.U31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19])+HEX2DEC([.X31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las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0])+HEX2DEC([.F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0])+HEX2DEC([.I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0])+HEX2DEC([.L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0])+HEX2DEC([.O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0])+HEX2DEC([.R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0])+HEX2DEC([.U32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0])+HEX2DEC([.X32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Cfloortil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1])+HEX2DEC([.F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1])+HEX2DEC([.I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1])+HEX2DEC([.L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1])+HEX2DEC([.O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1])+HEX2DEC([.R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1])+HEX2DEC([.U32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1])+HEX2DEC([.X32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RWarwingattachme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2])+HEX2DEC([.F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2])+HEX2DEC([.I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2])+HEX2DEC([.L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2])+HEX2DEC([.O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2])+HEX2DEC([.R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2])+HEX2DEC([.U32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2])+HEX2DEC([.X32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GTpoint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3])+HEX2DEC([.F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3])+HEX2DEC([.I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3])+HEX2DEC([.L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3])+HEX2DEC([.O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3])+HEX2DEC([.R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3])+HEX2DEC([.U32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3])+HEX2DEC([.X32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GTdirectional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4])+HEX2DEC([.F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4])+HEX2DEC([.I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4])+HEX2DEC([.L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4])+HEX2DEC([.O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4])+HEX2DEC([.R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4])+HEX2DEC([.U32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4])+HEX2DEC([.X32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GTprojected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5])+HEX2DEC([.F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5])+HEX2DEC([.I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5])+HEX2DEC([.L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5])+HEX2DEC([.O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5])+HEX2DEC([.R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5])+HEX2DEC([.U32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5])+HEX2DEC([.X32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GTcontrol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6])+HEX2DEC([.F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6])+HEX2DEC([.I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6])+HEX2DEC([.L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6])+HEX2DEC([.O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6])+HEX2DEC([.R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6])+HEX2DEC([.U32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6])+HEX2DEC([.X32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ould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7])+HEX2DEC([.F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7])+HEX2DEC([.I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7])+HEX2DEC([.L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7])+HEX2DEC([.O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7])+HEX2DEC([.R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7])+HEX2DEC([.U32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7])+HEX2DEC([.X32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8])+HEX2DEC([.F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8])+HEX2DEC([.I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8])+HEX2DEC([.L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8])+HEX2DEC([.O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8])+HEX2DEC([.R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8])+HEX2DEC([.U32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8])+HEX2DEC([.X328]))" office:value-type="string" office:string-value="0" calcext:value-type="string">
            <text:p>0</text:p>
          </table:table-cell>
          <table:table-cell office:value-type="string" calcext:value-type="string">
            <text:p>duplicates?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OSExi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29])+HEX2DEC([.F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29])+HEX2DEC([.I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29])+HEX2DEC([.L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29])+HEX2DEC([.O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29])+HEX2DEC([.R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29])+HEX2DEC([.U32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29])+HEX2DEC([.X32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OSRtc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0])+HEX2DEC([.F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0])+HEX2DEC([.I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0])+HEX2DEC([.L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0])+HEX2DEC([.O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0])+HEX2DEC([.R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0])+HEX2DEC([.U33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0])+HEX2DEC([.X33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t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1])+HEX2DEC([.F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1])+HEX2DEC([.I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1])+HEX2DEC([.L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1])+HEX2DEC([.O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1])+HEX2DEC([.R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1])+HEX2DEC([.U33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1])+HEX2DEC([.X33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tx44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2])+HEX2DEC([.F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2])+HEX2DEC([.I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2])+HEX2DEC([.L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2])+HEX2DEC([.O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2])+HEX2DEC([.R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2])+HEX2DEC([.U33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2])+HEX2DEC([.X33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vec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3])+HEX2DEC([.F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3])+HEX2DEC([.I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3])+HEX2DEC([.L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3])+HEX2DEC([.O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3])+HEX2DEC([.R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3])+HEX2DEC([.U33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3])+HEX2DEC([.X33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vdfs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4])+HEX2DEC([.F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4])+HEX2DEC([.I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4])+HEX2DEC([.L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4])+HEX2DEC([.O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4])+HEX2DEC([.R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4])+HEX2DEC([.U33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4])+HEX2DEC([.X33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v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5])+HEX2DEC([.F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5])+HEX2DEC([.I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5])+HEX2DEC([.L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5])+HEX2DEC([.O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5])+HEX2DEC([.R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5])+HEX2DEC([.U33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5])+HEX2DEC([.X33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vi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6])+HEX2DEC([.F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6])+HEX2DEC([.I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6])+HEX2DEC([.L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6])+HEX2DEC([.O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6])+HEX2DEC([.R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6])+HEX2DEC([.U33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6])+HEX2DEC([.X33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a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7])+HEX2DEC([.F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7])+HEX2DEC([.I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7])+HEX2DEC([.L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7])+HEX2DEC([.O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7])+HEX2DEC([.R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7])+HEX2DEC([.U33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7])+HEX2DEC([.X33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i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8])+HEX2DEC([.F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8])+HEX2DEC([.I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8])+HEX2DEC([.L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8])+HEX2DEC([.O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8])+HEX2DEC([.R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8])+HEX2DEC([.U33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8])+HEX2DEC([.X33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39])+HEX2DEC([.F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39])+HEX2DEC([.I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39])+HEX2DEC([.L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39])+HEX2DEC([.O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39])+HEX2DEC([.R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39])+HEX2DEC([.U33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39])+HEX2DEC([.X33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rq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0])+HEX2DEC([.F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0])+HEX2DEC([.I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0])+HEX2DEC([.L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0])+HEX2DEC([.O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0])+HEX2DEC([.R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0])+HEX2DEC([.U34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0])+HEX2DEC([.X34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s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1])+HEX2DEC([.F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1])+HEX2DEC([.I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1])+HEX2DEC([.L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1])+HEX2DEC([.O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1])+HEX2DEC([.R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1])+HEX2DEC([.U34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1])+HEX2DEC([.X34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GXTev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2])+HEX2DEC([.F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2])+HEX2DEC([.I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2])+HEX2DEC([.L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2])+HEX2DEC([.O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2])+HEX2DEC([.R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2])+HEX2DEC([.U34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2])+HEX2DEC([.X34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erf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3])+HEX2DEC([.F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3])+HEX2DEC([.I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3])+HEX2DEC([.L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3])+HEX2DEC([.O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3])+HEX2DEC([.R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3])+HEX2DEC([.U34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3])+HEX2DEC([.X34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eq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4])+HEX2DEC([.F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4])+HEX2DEC([.I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4])+HEX2DEC([.L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4])+HEX2DEC([.O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4])+HEX2DEC([.R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4])+HEX2DEC([.U34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4])+HEX2DEC([.X34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ynt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5])+HEX2DEC([.F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5])+HEX2DEC([.I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5])+HEX2DEC([.L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5])+HEX2DEC([.O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5])+HEX2DEC([.R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5])+HEX2DEC([.U34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5])+HEX2DEC([.X34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ron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6])+HEX2DEC([.F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6])+HEX2DEC([.I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6])+HEX2DEC([.L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6])+HEX2DEC([.O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6])+HEX2DEC([.R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6])+HEX2DEC([.U34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6])+HEX2DEC([.X34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igh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7])+HEX2DEC([.F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7])+HEX2DEC([.I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7])+HEX2DEC([.L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7])+HEX2DEC([.O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7])+HEX2DEC([.R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7])+HEX2DEC([.U34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7])+HEX2DEC([.X34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main.c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80077CA8</text:p>
          </table:table-cell>
          <table:table-cell table:style-name="Default" office:value-type="string" calcext:value-type="string">
            <text:p>25DC</text:p>
          </table:table-cell>
          <table:table-cell table:style-name="Default" table:formula="of:=DEC2HEX(HEX2DEC([.E348])+HEX2DEC([.F348]))" office:value-type="string" office:string-value="8007A284" calcext:value-type="string">
            <text:p>8007A284</text:p>
          </table:table-cell>
          <table:table-cell table:number-columns-repeated="2"/>
          <table:table-cell table:style-name="Default" table:formula="of:=DEC2HEX(HEX2DEC([.H348])+HEX2DEC([.I3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8])+HEX2DEC([.L3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8])+HEX2DEC([.O3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8])+HEX2DEC([.R3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8])+HEX2DEC([.U34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8])+HEX2DEC([.X34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exp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49])+HEX2DEC([.F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49])+HEX2DEC([.I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49])+HEX2DEC([.L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49])+HEX2DEC([.O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49])+HEX2DEC([.R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49])+HEX2DEC([.U34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49])+HEX2DEC([.X34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im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0])+HEX2DEC([.F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0])+HEX2DEC([.I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0])+HEX2DEC([.L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0])+HEX2DEC([.O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0])+HEX2DEC([.R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0])+HEX2DEC([.U35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0])+HEX2DEC([.X35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nim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1])+HEX2DEC([.F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1])+HEX2DEC([.I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1])+HEX2DEC([.L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1])+HEX2DEC([.O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1])+HEX2DEC([.R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1])+HEX2DEC([.U35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1])+HEX2DEC([.X35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o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2])+HEX2DEC([.F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2])+HEX2DEC([.I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2])+HEX2DEC([.L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2])+HEX2DEC([.O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2])+HEX2DEC([.R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2])+HEX2DEC([.U35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2])+HEX2DEC([.X35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huka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3])+HEX2DEC([.F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3])+HEX2DEC([.I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3])+HEX2DEC([.L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3])+HEX2DEC([.O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3])+HEX2DEC([.R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3])+HEX2DEC([.U35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3])+HEX2DEC([.X35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esla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4])+HEX2DEC([.F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4])+HEX2DEC([.I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4])+HEX2DEC([.L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4])+HEX2DEC([.O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4])+HEX2DEC([.R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4])+HEX2DEC([.U35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4])+HEX2DEC([.X35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rat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5])+HEX2DEC([.F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5])+HEX2DEC([.I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5])+HEX2DEC([.L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5])+HEX2DEC([.O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5])+HEX2DEC([.R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5])+HEX2DEC([.U35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5])+HEX2DEC([.X35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oo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6])+HEX2DEC([.F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6])+HEX2DEC([.I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6])+HEX2DEC([.L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6])+HEX2DEC([.O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6])+HEX2DEC([.R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6])+HEX2DEC([.U35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6])+HEX2DEC([.X35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ruit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7])+HEX2DEC([.F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7])+HEX2DEC([.I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7])+HEX2DEC([.L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7])+HEX2DEC([.O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7])+HEX2DEC([.R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7])+HEX2DEC([.U35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7])+HEX2DEC([.X35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zbomb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8])+HEX2DEC([.F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8])+HEX2DEC([.I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8])+HEX2DEC([.L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8])+HEX2DEC([.O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8])+HEX2DEC([.R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8])+HEX2DEC([.U35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8])+HEX2DEC([.X35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fir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59])+HEX2DEC([.F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59])+HEX2DEC([.I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59])+HEX2DEC([.L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59])+HEX2DEC([.O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59])+HEX2DEC([.R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59])+HEX2DEC([.U35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59])+HEX2DEC([.X35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aser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0])+HEX2DEC([.F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0])+HEX2DEC([.I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0])+HEX2DEC([.L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0])+HEX2DEC([.O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0])+HEX2DEC([.R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0])+HEX2DEC([.U36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0])+HEX2DEC([.X36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ag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1])+HEX2DEC([.F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1])+HEX2DEC([.I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1])+HEX2DEC([.L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1])+HEX2DEC([.O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1])+HEX2DEC([.R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1])+HEX2DEC([.U36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1])+HEX2DEC([.X36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orch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2])+HEX2DEC([.F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2])+HEX2DEC([.I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2])+HEX2DEC([.L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2])+HEX2DEC([.O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2])+HEX2DEC([.R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2])+HEX2DEC([.U362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2])+HEX2DEC([.X362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cen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3])+HEX2DEC([.F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3])+HEX2DEC([.I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3])+HEX2DEC([.L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3])+HEX2DEC([.O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3])+HEX2DEC([.R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3])+HEX2DEC([.U363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3])+HEX2DEC([.X363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u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4])+HEX2DEC([.F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4])+HEX2DEC([.I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4])+HEX2DEC([.L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4])+HEX2DEC([.O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4])+HEX2DEC([.R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4])+HEX2DEC([.U364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4])+HEX2DEC([.X364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ed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5])+HEX2DEC([.F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5])+HEX2DEC([.I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5])+HEX2DEC([.L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5])+HEX2DEC([.O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5])+HEX2DEC([.R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5])+HEX2DEC([.U365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5])+HEX2DEC([.X365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NWsfx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6])+HEX2DEC([.F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6])+HEX2DEC([.I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6])+HEX2DEC([.L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6])+HEX2DEC([.O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6])+HEX2DEC([.R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6])+HEX2DEC([.U366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6])+HEX2DEC([.X366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hip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7])+HEX2DEC([.F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7])+HEX2DEC([.I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7])+HEX2DEC([.L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7])+HEX2DEC([.O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7])+HEX2DEC([.R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7])+HEX2DEC([.U367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7])+HEX2DEC([.X367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Flog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8])+HEX2DEC([.F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8])+HEX2DEC([.I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8])+HEX2DEC([.L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8])+HEX2DEC([.O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8])+HEX2DEC([.R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8])+HEX2DEC([.U368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8])+HEX2DEC([.X368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BWlog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69])+HEX2DEC([.F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69])+HEX2DEC([.I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69])+HEX2DEC([.L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69])+HEX2DEC([.O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69])+HEX2DEC([.R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69])+HEX2DEC([.U369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69])+HEX2DEC([.X369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lift1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70])+HEX2DEC([.F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70])+HEX2DEC([.I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70])+HEX2DEC([.L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70])+HEX2DEC([.O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70])+HEX2DEC([.R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70])+HEX2DEC([.U370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70])+HEX2DEC([.X370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ree.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Default" table:formula="of:=DEC2HEX(HEX2DEC([.E371])+HEX2DEC([.F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H371])+HEX2DEC([.I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K371])+HEX2DEC([.L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N371])+HEX2DEC([.O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Q371])+HEX2DEC([.R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T371])+HEX2DEC([.U371]))" office:value-type="string" office:string-value="0" calcext:value-type="string">
            <text:p>0</text:p>
          </table:table-cell>
          <table:table-cell table:number-columns-repeated="2"/>
          <table:table-cell table:style-name="Default" table:formula="of:=DEC2HEX(HEX2DEC([.W371])+HEX2DEC([.X371]))" office:value-type="string" office:string-value="0" calcext:value-type="string">
            <text:p>0</text:p>
          </table:table-cell>
          <table:table-cell table:number-columns-repeated="16359"/>
        </table:table-row>
        <table:table-row table:style-name="ro1" table:number-rows-repeated="104820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C3:Sheet1.D30 Sheet1.H3:Sheet1.I371 Sheet1.W3:Sheet1.X371 Sheet1.C75:Sheet1.D75 Sheet1.C348:Sheet1.D348 Sheet1.C31:Sheet1.F74 Sheet1.C76:Sheet1.F347 Sheet1.C349:Sheet1.F371 Sheet1.K66:Sheet1.L66 Sheet1.K75:Sheet1.L371 Sheet1.N3:Sheet1.O371 Sheet1.Q3:Sheet1.R74 Sheet1.Q76:Sheet1.R371 Sheet1.T3:Sheet1.U371 Sheet1.C1:Sheet1.Y2 Sheet1.C372:Sheet1.Y1048576">
            <calcext:condition calcext:apply-style-name="Good" calcext:value="=&quot;y&quot;" calcext:base-cell-address="Sheet1.C1"/>
          </calcext:conditional-format>
          <calcext:conditional-format calcext:target-range-address="Sheet1.E4:Sheet1.F28">
            <calcext:condition calcext:apply-style-name="Good" calcext:value="=&quot;y&quot;" calcext:base-cell-address="Sheet1.E4"/>
          </calcext:conditional-format>
        </calcext:conditional-formats>
      </table:table>
      <table:table table:name="Sheet2" table:style-name="ta1">
        <table:table-column table:style-name="co9" table:default-cell-style-name="Default"/>
        <table:table-column table:style-name="co4" table:number-columns-repeated="3" table:default-cell-style-name="Default"/>
        <table:table-column table:style-name="co4" table:default-cell-style-name="ce10"/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ddress.c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0075AC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ddress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1088</text:p>
          </table:table-cell>
          <table:table-cell table:style-name="Default"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larm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1140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lloc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1490</text:p>
          </table:table-cell>
          <table:table-cell table:style-name="Default" office:value-type="string" calcext:value-type="string">
            <text:p>AB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rena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1F48</text:p>
          </table:table-cell>
          <table:table-cell table:style-name="Default"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AudioSystem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2018</text:p>
          </table:table-cell>
          <table:table-cell office:value-type="string" calcext:value-type="string">
            <text:p>15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Cach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2170</text:p>
          </table:table-cell>
          <table:table-cell table:style-name="Default" office:value-type="string" calcext:value-type="string">
            <text:p>1A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Error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2310</text:p>
          </table:table-cell>
          <table:table-cell office:value-type="string" calcext:value-type="string">
            <text:p>64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Exi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2950</text:p>
          </table:table-cell>
          <table:table-cell table:style-name="Default" office:value-type="string" calcext:value-type="string">
            <text:p>2D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Interrup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2C28</text:p>
          </table:table-cell>
          <table:table-cell office:value-type="string" calcext:value-type="string">
            <text:p>45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Mutex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307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Rese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30B0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Rtc.c</text:p>
          </table:table-cell>
          <table:table-cell office:value-type="string" calcext:value-type="string">
            <text:p>.data</text:p>
          </table:table-cell>
          <table:table-cell table:style-name="ce9" office:value-type="string" calcext:value-type="string">
            <text:p>802D30D8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Serial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313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/Dolphin/os</text:p>
          </table:table-cell>
          <table:table-cell office:value-type="string" calcext:value-type="string">
            <text:p>OSThread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3430</text:p>
          </table:table-cell>
          <table:table-cell table:style-name="Default" office:value-type="string" calcext:value-type="string">
            <text:p>E50</text:p>
          </table:table-cell>
        </table:table-row>
        <table:table-row table:style-name="ro1">
          <table:table-cell office:value-type="string" calcext:value-type="string">
            <text:p>/Dolphin/mtx</text:p>
          </table:table-cell>
          <table:table-cell office:value-type="string" calcext:value-type="string">
            <text:p>mtx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4280</text:p>
          </table:table-cell>
          <table:table-cell table:style-name="Default" office:value-type="string" calcext:value-type="string">
            <text:p>7B8</text:p>
          </table:table-cell>
        </table:table-row>
        <table:table-row table:style-name="ro1">
          <table:table-cell office:value-type="string" calcext:value-type="string">
            <text:p>/Dolphin/mtx</text:p>
          </table:table-cell>
          <table:table-cell office:value-type="string" calcext:value-type="string">
            <text:p>mtxvec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4A38</text:p>
          </table:table-cell>
          <table:table-cell office:value-type="string" calcext:value-type="string">
            <text:p>520</text:p>
          </table:table-cell>
        </table:table-row>
        <table:table-row table:style-name="ro1">
          <table:table-cell office:value-type="string" calcext:value-type="string">
            <text:p>/Dolphin/dvd</text:p>
          </table:table-cell>
          <table:table-cell office:value-type="string" calcext:value-type="string">
            <text:p>dvdlow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4F58</text:p>
          </table:table-cell>
          <table:table-cell office:value-type="string" calcext:value-type="string">
            <text:p>190</text:p>
          </table:table-cell>
        </table:table-row>
        <table:table-row table:style-name="ro1">
          <table:table-cell office:value-type="string" calcext:value-type="string">
            <text:p>/Dolphin/dvd</text:p>
          </table:table-cell>
          <table:table-cell office:value-type="string" calcext:value-type="string">
            <text:p>dvd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50E8</text:p>
          </table:table-cell>
          <table:table-cell office:value-type="string" calcext:value-type="string">
            <text:p>1658</text:p>
          </table:table-cell>
        </table:table-row>
        <table:table-row table:style-name="ro1">
          <table:table-cell office:value-type="string" calcext:value-type="string">
            <text:p>/Dolphin/dvd</text:p>
          </table:table-cell>
          <table:table-cell office:value-type="string" calcext:value-type="string">
            <text:p>dvdqueu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6740</text:p>
          </table:table-cell>
          <table:table-cell table:style-name="Default"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/Dolphin/vi</text:p>
          </table:table-cell>
          <table:table-cell office:value-type="string" calcext:value-type="string">
            <text:p>vi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67E0</text:p>
          </table:table-cell>
          <table:table-cell table:style-name="Default" office:value-type="string" calcext:value-type="string">
            <text:p>5B0</text:p>
          </table:table-cell>
        </table:table-row>
        <table:table-row table:style-name="ro1">
          <table:table-cell office:value-type="string" calcext:value-type="string">
            <text:p>/Dolphin/pad</text:p>
          </table:table-cell>
          <table:table-cell office:value-type="string" calcext:value-type="string">
            <text:p>Pad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6D90</text:p>
          </table:table-cell>
          <table:table-cell table:style-name="Default" office:value-type="string" calcext:value-type="string">
            <text:p>3B0</text:p>
          </table:table-cell>
        </table:table-row>
        <table:table-row table:style-name="ro1">
          <table:table-cell office:value-type="string" calcext:value-type="string">
            <text:p>/Dolphin/ai</text:p>
          </table:table-cell>
          <table:table-cell office:value-type="string" calcext:value-type="string">
            <text:p>ai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140</text:p>
          </table:table-cell>
          <table:table-cell table:style-name="Default" office:value-type="string" calcext:value-type="string">
            <text:p>F0</text:p>
          </table:table-cell>
        </table:table-row>
        <table:table-row table:style-name="ro1">
          <table:table-cell office:value-type="string" calcext:value-type="string">
            <text:p>/Dolphin/ar</text:p>
          </table:table-cell>
          <table:table-cell office:value-type="string" calcext:value-type="string">
            <text:p>ar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230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/Dolphin/ar</text:p>
          </table:table-cell>
          <table:table-cell office:value-type="string" calcext:value-type="string">
            <text:p>arq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490</text:p>
          </table:table-cell>
          <table:table-cell table:style-name="Default"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/Dolphin/dsp</text:p>
          </table:table-cell>
          <table:table-cell office:value-type="string" calcext:value-type="string">
            <text:p>dsp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58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/Dolphin/dsp</text:p>
          </table:table-cell>
          <table:table-cell office:value-type="string" calcext:value-type="string">
            <text:p>dsp_task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5C0</text:p>
          </table:table-cell>
          <table:table-cell office:value-type="string" calcext:value-type="string">
            <text:p>38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Init.c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01AFFC</text:p>
          </table:table-cell>
          <table:table-cell office:value-type="string" calcext:value-type="string">
            <text:p>133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Ini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948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Fifo.c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01C334</text:p>
          </table:table-cell>
          <table:table-cell office:value-type="string" calcext:value-type="string">
            <text:p>116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Fifo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9B8</text:p>
          </table:table-cell>
          <table:table-cell table:style-name="Default" office:value-type="string" calcext:value-type="string">
            <text:p>5A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Attr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7F60</text:p>
          </table:table-cell>
          <table:table-cell table:style-name="Default" office:value-type="string" calcext:value-type="string">
            <text:p>6D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Misc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8638</text:p>
          </table:table-cell>
          <table:table-cell office:value-type="string" calcext:value-type="string">
            <text:p>46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Geometry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8A98</text:p>
          </table:table-cell>
          <table:table-cell table:style-name="Default" office:value-type="string" calcext:value-type="string">
            <text:p>7A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FrameBuf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9238</text:p>
          </table:table-cell>
          <table:table-cell table:style-name="Default" office:value-type="string" calcext:value-type="string">
            <text:p>6D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Ligh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9908</text:p>
          </table:table-cell>
          <table:table-cell office:value-type="string" calcext:value-type="string">
            <text:p>59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Textur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9EA0</text:p>
          </table:table-cell>
          <table:table-cell table:style-name="Default" office:value-type="string" calcext:value-type="string">
            <text:p>A48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Bump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A8E8</text:p>
          </table:table-cell>
          <table:table-cell table:style-name="Default" office:value-type="string" calcext:value-type="string">
            <text:p>AB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Pixel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B39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Draw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B7B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DisplayLis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B810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Transform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BA70</text:p>
          </table:table-cell>
          <table:table-cell table:style-name="Default" office:value-type="string" calcext:value-type="string">
            <text:p>3AB0</text:p>
          </table:table-cell>
        </table:table-row>
        <table:table-row table:style-name="ro1">
          <table:table-cell office:value-type="string" calcext:value-type="string">
            <text:p>/Dolphin/gx</text:p>
          </table:table-cell>
          <table:table-cell office:value-type="string" calcext:value-type="string">
            <text:p>GXPerf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520</text:p>
          </table:table-cell>
          <table:table-cell table:style-name="Default" office:value-type="string" calcext:value-type="string">
            <text:p>2A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Bios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7C0</text:p>
          </table:table-cell>
          <table:table-cell office:value-type="string" calcext:value-type="string">
            <text:p>36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Unlock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B20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Rdwr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B58</text:p>
          </table:table-cell>
          <table:table-cell table:style-name="Default" office:value-type="string" calcext:value-type="string">
            <text:p>B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Block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C08</text:p>
          </table:table-cell>
          <table:table-cell table:style-name="Default"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Dir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CA8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Check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D30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Moun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E68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Format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EF0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Open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DFF48</text:p>
          </table:table-cell>
          <table:table-cell table:style-name="Default"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Create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040</text:p>
          </table:table-cell>
          <table:table-cell table:style-name="Default"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Read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128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Writ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3B0</text:p>
          </table:table-cell>
          <table:table-cell office:value-type="string" calcext:value-type="string">
            <text:p>128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Delet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4D8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Stat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548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/Dolphin/card</text:p>
          </table:table-cell>
          <table:table-cell office:value-type="string" calcext:value-type="string">
            <text:p>CARDRenam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5B8</text:p>
          </table:table-cell>
          <table:table-cell office:value-type="string" calcext:value-type="string">
            <text:p>98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eq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650</text:p>
          </table:table-cell>
          <table:table-cell table:style-name="Default"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eq_api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720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nd_synthapi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0870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ynthdata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8A8</text:p>
          </table:table-cell>
          <table:table-cell table:style-name="Default" office:value-type="string" calcext:value-type="string">
            <text:p>4A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ynthmacros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D48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ynthvoice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0DA0</text:p>
          </table:table-cell>
          <table:table-cell table:style-name="Default" office:value-type="string" calcext:value-type="string">
            <text:p>BC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_data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1960</text:p>
          </table:table-cell>
          <table:table-cell table:style-name="Default" office:value-type="string" calcext:value-type="string">
            <text:p>2B8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hw_dspctrl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1C18</text:p>
          </table:table-cell>
          <table:table-cell table:style-name="Default" office:value-type="string" calcext:value-type="string">
            <text:p>3C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snd_midictrl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1FD8</text:p>
          </table:table-cell>
          <table:table-cell office:value-type="string" calcext:value-type="string">
            <text:p>970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hardware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2948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hw_aramdma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2980</text:p>
          </table:table-cell>
          <table:table-cell table:style-name="Default" office:value-type="string" calcext:value-type="string">
            <text:p>1A4</text:p>
          </table:table-cell>
        </table:table-row>
        <table:table-row table:style-name="ro1">
          <table:table-cell office:value-type="string" calcext:value-type="string">
            <text:p>/musyx/runtime</text:p>
          </table:table-cell>
          <table:table-cell office:value-type="string" calcext:value-type="string">
            <text:p>hw_dolphin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2B24</text:p>
          </table:table-cell>
          <table:table-cell table:style-name="Default" office:value-type="string" calcext:value-type="string">
            <text:p>19BC</text:p>
          </table:table-cell>
        </table:table-row>
        <table:table-row table:style-name="ro1">
          <table:table-cell office:value-type="string" calcext:value-type="string">
            <text:p>/musyx/runtime/StdReverb</text:p>
          </table:table-cell>
          <table:table-cell office:value-type="string" calcext:value-type="string">
            <text:p>reverb_fx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44E0</text:p>
          </table:table-cell>
          <table:table-cell office:value-type="string" calcext:value-type="string">
            <text:p>848</text:p>
          </table:table-cell>
        </table:table-row>
        <table:table-row table:style-name="ro1">
          <table:table-cell office:value-type="string" calcext:value-type="string">
            <text:p>/musyx/runtime/Chorus</text:p>
          </table:table-cell>
          <table:table-cell office:value-type="string" calcext:value-type="string">
            <text:p>chorus_fx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4D28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/Runtime.PPCEABI.H</text:p>
          </table:table-cell>
          <table:table-cell office:value-type="string" calcext:value-type="string">
            <text:p>__init_cpp_exceptions.cpp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05BCA4</text:p>
          </table:table-cell>
          <table:table-cell table:style-name="Default" office:value-type="string" calcext:value-type="string">
            <text:p>7C</text:p>
          </table:table-cell>
        </table:table-row>
        <table:table-row table:style-name="ro1">
          <table:table-cell office:value-type="string" calcext:value-type="string">
            <text:p>/Runtime.PPCEABI.H</text:p>
          </table:table-cell>
          <table:table-cell office:value-type="string" calcext:value-type="string">
            <text:p>__init_cpp_exceptions.cpp</text:p>
          </table:table-cell>
          <table:table-cell office:value-type="string" calcext:value-type="string">
            <text:p>.ctors</text:p>
          </table:table-cell>
          <table:table-cell office:value-type="string" calcext:value-type="string">
            <text:p>802CEA00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/Runtime.PPCEABI.H</text:p>
          </table:table-cell>
          <table:table-cell office:value-type="string" calcext:value-type="string">
            <text:p>__init_cpp_exceptions.cpp</text:p>
          </table:table-cell>
          <table:table-cell office:value-type="string" calcext:value-type="string">
            <text:p>.dtors</text:p>
          </table:table-cell>
          <table:table-cell office:value-type="string" calcext:value-type="string">
            <text:p>802CEA20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/Runtime.PPCEABI.H</text:p>
          </table:table-cell>
          <table:table-cell office:value-type="string" calcext:value-type="string">
            <text:p>__init_cpp_exceptions.cpp</text:p>
          </table:table-cell>
          <table:table-cell office:value-type="string" calcext:value-type="string">
            <text:p>.sdata</text:p>
          </table:table-cell>
          <table:table-cell office:value-type="string" calcext:value-type="string">
            <text:p>80396A18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main.c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077CA8</text:p>
          </table:table-cell>
          <table:table-cell table:style-name="Default" office:value-type="string" calcext:value-type="string">
            <text:p>25DC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main.c</text:p>
          </table:table-cell>
          <table:table-cell office:value-type="string" calcext:value-type="string">
            <text:p>.sdata</text:p>
          </table:table-cell>
          <table:table-cell table:style-name="ce10" office:value-type="string" calcext:value-type="string">
            <text:p>80396E88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debug.c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80179B60</text:p>
          </table:table-cell>
          <table:table-cell table:style-name="Default" office:value-type="string" calcext:value-type="string">
            <text:p>83D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debug.c</text:p>
          </table:table-cell>
          <table:table-cell office:value-type="string" calcext:value-type="string">
            <text:p>.sbss</text:p>
          </table:table-cell>
          <table:table-cell office:value-type="string" calcext:value-type="string">
            <text:p>803997B8</text:p>
          </table:table-cell>
          <table:table-cell office:value-type="string" calcext:value-type="string">
            <text:p>470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mcExi.c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802E4D50</text:p>
          </table:table-cell>
          <table:table-cell office:value-type="string" calcext:value-type="string">
            <text:p>630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udio.c</text:p>
          </table:table-cell>
          <table:table-cell office:value-type="string" calcext:value-type="string">
            <text:p>.data</text:p>
          </table:table-cell>
          <table:table-cell table:style-name="ce10" office:value-type="string" calcext:value-type="string">
            <text:p>802E5380</text:p>
          </table:table-cell>
          <table:table-cell table:style-name="Default" office:value-type="string" calcext:value-type="string">
            <text:p>4B0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8:00:47.246507137</meta:creation-date>
    <dc:date>2024-09-11T19:58:26.550037439</dc:date>
    <meta:editing-duration>P1DT1H31M4S</meta:editing-duration>
    <meta:editing-cycles>18</meta:editing-cycles>
    <meta:generator>LibreOffice/24.8.0.3$Linux_X86_64 LibreOffice_project/480$Build-3</meta:generator>
    <meta:document-statistic meta:table-count="3" meta:cell-count="4064" meta:object-count="0"/>
  </office:meta>
</office:document-meta>
</file>